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4DD00001B1100000E2D1658067A83213B74.svm" manifest:media-type="image/x-svm"/>
  <manifest:file-entry manifest:full-path="Pictures/10000200000001060000011D6364802432E03599.png" manifest:media-type="image/png"/>
  <manifest:file-entry manifest:full-path="Pictures/2000F09500001B1100001D69C6C5C146D2A8C2B0.svm" manifest:media-type="image/x-svm"/>
  <manifest:file-entry manifest:full-path="Pictures/200030530000363B00003F9B668955A9B361D0C0.svm" manifest:media-type="image/x-svm"/>
  <manifest:file-entry manifest:full-path="Pictures/100002000000020D00000148CCE066761EAE1D01.png" manifest:media-type="image/png"/>
  <manifest:file-entry manifest:full-path="Pictures/20001D060000363B000021EB50218EE859CADAAD.svm" manifest:media-type="image/x-svm"/>
  <manifest:file-entry manifest:full-path="Pictures/100002000000009C000000451D7E8D795C8D9886.png" manifest:media-type="image/png"/>
  <manifest:file-entry manifest:full-path="Pictures/20000019000017F10000072592081960CFD555BC.svm" manifest:media-type="image/x-svm"/>
  <manifest:file-entry manifest:full-path="Pictures/10000200000000E800000045DFFCA1246CCAA67E.png" manifest:media-type="image/png"/>
  <manifest:file-entry manifest:full-path="Pictures/10000200000000E800000045F71213A62C2692C0.png" manifest:media-type="image/png"/>
  <manifest:file-entry manifest:full-path="Pictures/100002000000020D00000148FF82F0E9EEA303BF.png" manifest:media-type="image/png"/>
  <manifest:file-entry manifest:full-path="Pictures/100002000000020D0000015F29DEEFB8F989A5C5.png" manifest:media-type="image/png"/>
  <manifest:file-entry manifest:full-path="Pictures/200018C00000363B000021EB16EA66F75D62B0AB.svm" manifest:media-type="image/x-svm"/>
  <manifest:file-entry manifest:full-path="Pictures/200000ED000010290000072D9AA5EF8C1E1DA284.svm" manifest:media-type="image/x-svm"/>
  <manifest:file-entry manifest:full-path="Pictures/100002000000020D00000267C83BBF357C47DD4B.png" manifest:media-type="image/png"/>
  <manifest:file-entry manifest:full-path="Pictures/100002000000010600000089F433F7F58D3B0F60.png" manifest:media-type="image/png"/>
  <manifest:file-entry manifest:full-path="Pictures/200026DB0000363B0000244372C34C7FA72B3158.svm" manifest:media-type="image/x-svm"/>
  <manifest:file-entry manifest:full-path="Pictures/20004233000017F100000725DCE9C893DFF0C71F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222cm" fo:min-width="6.372cm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7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22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34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6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37" style:family="graphic" style:parent-style-name="objectwithoutfill">
      <style:graphic-properties svg:stroke-color="#ff0000" draw:marker-end="Arrow_20_concave" draw:fill="solid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39" style:family="graphic" style:parent-style-name="objectwithoutfill">
      <style:graphic-properties draw:marker-end="Arrow_20_concave" draw:fill="solid" draw:textarea-vertical-align="middle"/>
    </style:style>
    <style:style style:name="gr40" style:family="graphic" style:parent-style-name="objectwithoutfill">
      <style:graphic-properties svg:stroke-color="#ff4000" draw:marker-end="Arrow_20_concave" draw:fill="solid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45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47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50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51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5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55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232cm" fo:min-width="1.682cm" fo:padding-top="0.134cm" fo:padding-bottom="0.134cm" fo:padding-left="0.259cm" fo:padding-right="0.259cm"/>
      <style:paragraph-properties style:writing-mode="lr-tb"/>
    </style:style>
    <style:style style:name="gr56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57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59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61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62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582cm" fo:padding-top="0.134cm" fo:padding-bottom="0.134cm" fo:padding-left="0.259cm" fo:padding-right="0.259cm"/>
      <style:paragraph-properties style:writing-mode="lr-tb"/>
    </style:style>
    <style:style style:name="gr63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5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66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67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68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69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7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71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72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73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74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75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77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78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7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80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83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84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6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87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89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90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91" style:family="graphic" style:parent-style-name="standard">
      <style:graphic-properties svg:stroke-width="0.011cm" svg:stroke-color="#000000" draw:marker-start-width="0.217cm" draw:marker-end-width="0.217cm" draw:fill="solid" draw:fill-color="#00a933" draw:fill-hatch-solid="false" draw:textarea-horizontal-align="justify" draw:textarea-vertical-align="middle" draw:auto-grow-height="false" fo:min-height="0.538cm" fo:min-width="0.388cm" fo:padding-top="0.131cm" fo:padding-bottom="0.131cm" fo:padding-left="0.256cm" fo:padding-right="0.256cm"/>
      <style:paragraph-properties style:writing-mode="lr-tb"/>
    </style:style>
    <style:style style:name="gr92" style:family="graphic" style:parent-style-name="standard">
      <style:graphic-properties svg:stroke-color="#000000" draw:fill-color="#00a933" draw:textarea-horizontal-align="justify" draw:textarea-vertical-align="middle" draw:auto-grow-height="false" fo:min-height="0.035cm" fo:min-width="0cm"/>
      <style:paragraph-properties style:writing-mode="lr-tb"/>
    </style:style>
    <style:style style:name="gr93" style:family="graphic" style:parent-style-name="standard">
      <style:graphic-properties svg:stroke-color="#000000" draw:fill-color="#00a933" draw:textarea-horizontal-align="justify" draw:textarea-vertical-align="middle" draw:auto-grow-height="false" fo:min-height="0.037cm" fo:min-width="0cm"/>
      <style:paragraph-properties style:writing-mode="lr-tb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95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96" style:family="graphic" style:parent-style-name="objectwithoutfill">
      <style:graphic-properties svg:stroke-color="#00a933" draw:marker-start="Arrow_20_concave" draw:marker-start-width="0.15cm" draw:marker-end="" draw:marker-end-width="0.15cm" draw:fill="solid" draw:textarea-vertical-align="middle"/>
    </style:style>
    <style:style style:name="gr97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9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99" style:family="graphic" style:parent-style-name="objectwithoutfill">
      <style:graphic-properties draw:stroke="solid" svg:stroke-width="0.018cm" svg:stroke-color="#e8a202" draw:marker-start="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00" style:family="graphic" style:parent-style-name="objectwithoutfill">
      <style:graphic-properties draw:stroke="solid" svg:stroke-width="0.018cm" svg:stroke-color="#e8a202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10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02" style:family="graphic" style:parent-style-name="objectwithoutfill">
      <style:graphic-properties draw:stroke="solid" svg:stroke-width="0.018cm" svg:stroke-color="#e8a202" draw:marker-start="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03" style:family="graphic" style:parent-style-name="objectwithoutfill">
      <style:graphic-properties draw:stroke="solid" svg:stroke-width="0.018cm" svg:stroke-color="#e8a202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04" style:family="graphic" style:parent-style-name="objectwithoutfill">
      <style:graphic-properties draw:stroke="solid" svg:stroke-width="0.018cm" svg:stroke-color="#ff0000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105" style:family="graphic" style:parent-style-name="objectwithoutfill">
      <style:graphic-properties svg:stroke-width="0.018cm" svg:stroke-color="#ff8000" draw:marker-start="" draw:marker-start-width="0.17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06" style:family="graphic" style:parent-style-name="objectwithoutfill">
      <style:graphic-properties svg:stroke-width="0.018cm" svg:stroke-color="#bf0041" draw:marker-start="" draw:marker-start-width="0.17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07" style:family="graphic" style:parent-style-name="objectwithoutfill">
      <style:graphic-properties svg:stroke-width="0.018cm" svg:stroke-color="#ff8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08" style:family="graphic" style:parent-style-name="objectwithoutfill">
      <style:graphic-properties svg:stroke-width="0.018cm" svg:stroke-color="#bf0041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09" style:family="graphic" style:parent-style-name="objectwithoutfill">
      <style:graphic-properties svg:stroke-width="0.018cm" svg:stroke-color="#ff8000" draw:marker-start="Arrow_20_concave" draw:marker-start-width="0.177cm" draw:marker-end="" draw:marker-end-width="0.177cm" draw:fill="solid" draw:textarea-vertical-align="middle" fo:padding-top="0.134cm" fo:padding-bottom="0.134cm" fo:padding-left="0.259cm" fo:padding-right="0.259cm"/>
    </style:style>
    <style:style style:name="gr110" style:family="graphic" style:parent-style-name="objectwithoutfill">
      <style:graphic-properties svg:stroke-width="0.018cm" svg:stroke-color="#bf0041" draw:marker-start="Arrow_20_concave" draw:marker-start-width="0.177cm" draw:marker-end="" draw:marker-end-width="0.17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d1d75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 style:writing-mode="lr-tb"/>
      <style:text-properties fo:font-size="8pt" fo:font-weight="bold"/>
    </style:style>
    <style:style style:name="P10" style:family="paragraph">
      <style:paragraph-properties fo:text-align="center" style:writing-mode="lr-tb"/>
      <style:text-properties fo:color="#ff0000" fo:font-size="8pt" fo:font-weight="bold"/>
    </style:style>
    <style:style style:name="P11" style:family="paragraph">
      <style:paragraph-properties fo:text-align="center" style:writing-mode="lr-tb"/>
      <style:text-properties fo:font-size="6pt" fo:font-weight="bold"/>
    </style:style>
    <style:style style:name="P12" style:family="paragraph">
      <loext:graphic-properties draw:fill="solid" draw:fill-color="#ff0000"/>
      <style:paragraph-properties fo:text-align="center"/>
      <style:text-properties fo:font-weight="bold"/>
    </style:style>
    <style:style style:name="P13" style:family="paragraph">
      <loext:graphic-properties draw:fill-color="#ff0000"/>
      <style:paragraph-properties fo:text-align="center"/>
      <style:text-properties fo:font-weight="bold"/>
    </style:style>
    <style:style style:name="P14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5" style:family="paragraph">
      <loext:graphic-properties draw:fill="solid"/>
      <style:paragraph-properties fo:text-align="center"/>
      <style:text-properties fo:color="#ff0000"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20" style:family="paragraph">
      <style:paragraph-properties fo:text-align="center" style:writing-mode="lr-tb"/>
      <style:text-properties fo:font-size="8pt"/>
    </style:style>
    <style:style style:name="P21" style:family="paragraph">
      <loext:graphic-properties draw:fill-color="#ff4000"/>
      <style:paragraph-properties fo:text-align="center" style:writing-mode="lr-tb"/>
      <style:text-properties fo:font-size="8pt"/>
    </style:style>
    <style:style style:name="P22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23" style:family="paragraph">
      <loext:graphic-properties draw:fill-color="#ff0000"/>
      <style:paragraph-properties fo:text-align="center" style:writing-mode="lr-tb"/>
      <style:text-properties fo:font-size="8pt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26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27" style:family="paragraph">
      <style:paragraph-properties fo:text-align="center" style:writing-mode="lr-tb"/>
      <style:text-properties fo:font-size="4pt"/>
    </style:style>
    <style:style style:name="P28" style:family="paragraph">
      <loext:graphic-properties draw:fill-color="#ffd428"/>
      <style:paragraph-properties fo:text-align="center" style:writing-mode="lr-tb"/>
      <style:text-properties fo:font-size="4pt"/>
    </style:style>
    <style:style style:name="P29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34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35" style:family="paragraph">
      <loext:graphic-properties draw:fill="solid" draw:fill-color="#8d1d75" draw:opacity="0%"/>
      <style:paragraph-properties fo:text-align="center"/>
    </style:style>
    <style:style style:name="P36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37" style:family="paragraph">
      <style:paragraph-properties fo:text-align="center" style:writing-mode="lr-tb"/>
      <style:text-properties fo:font-size="6pt"/>
    </style:style>
    <style:style style:name="P38" style:family="paragraph">
      <loext:graphic-properties draw:fill-color="#ff0000"/>
      <style:paragraph-properties fo:text-align="center" style:writing-mode="lr-tb"/>
      <style:text-properties fo:font-size="6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0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1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42" style:family="paragraph">
      <loext:graphic-properties draw:fill-color="#a1467e"/>
      <style:paragraph-properties fo:text-align="center" style:writing-mode="lr-tb"/>
      <style:text-properties fo:font-size="6pt"/>
    </style:style>
    <style:style style:name="P43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6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47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48" style:family="paragraph">
      <loext:graphic-properties draw:fill-color="#00a933"/>
      <style:paragraph-properties fo:text-align="center" style:writing-mode="lr-tb"/>
      <style:text-properties fo:font-size="4pt"/>
    </style:style>
    <style:style style:name="P49" style:family="paragraph">
      <loext:graphic-properties draw:fill="solid"/>
      <style:paragraph-properties fo:text-align="center"/>
      <style:text-properties fo:color="#0000ff"/>
    </style:style>
    <style:style style:name="P50" style:family="paragraph">
      <loext:graphic-properties draw:fill="solid" draw:fill-color="#00a933" draw:fill-hatch-solid="false"/>
      <style:paragraph-properties fo:text-align="center" style:writing-mode="lr-tb"/>
      <style:text-properties fo:font-size="6pt"/>
    </style:style>
    <style:style style:name="P51" style:family="paragraph">
      <loext:graphic-properties draw:fill-color="#00a933"/>
      <style:paragraph-properties fo:text-align="center" style:writing-mode="lr-tb"/>
      <style:text-properties fo:font-size="6pt"/>
    </style:style>
    <style:style style:name="P52" style:family="paragraph">
      <loext:graphic-properties draw:fill-color="#ffffff"/>
      <style:paragraph-properties fo:text-align="center" style:writing-mode="lr-tb"/>
      <style:text-properties fo:font-size="8pt"/>
    </style:style>
    <style:style style:name="P53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color="#a7074b" fo:font-size="6pt" fo:font-weight="bold"/>
    </style:style>
    <style:style style:name="T6" style:family="text">
      <style:text-properties fo:color="#069a2e" fo:font-size="5.5pt" fo:font-weight="bold"/>
    </style:style>
    <style:style style:name="T7" style:family="text">
      <style:text-properties fo:font-size="8pt"/>
    </style:style>
    <style:style style:name="T8" style:family="text">
      <style:text-properties fo:font-size="4pt"/>
    </style:style>
    <style:style style:name="T9" style:family="text">
      <style:text-properties fo:font-size="6pt"/>
    </style:style>
    <style:style style:name="T10" style:family="text">
      <style:text-properties fo:font-size="6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.69cm" svg:height="1.1cm" svg:x="31.3cm" svg:y="20.4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line draw:style-name="gr2" draw:text-style-name="P2" draw:layer="layout" svg:x1="33cm" svg:y1="26.8cm" svg:x2="30.8cm" svg:y2="26.8cm">
          <text:p/>
        </draw:line>
        <draw:line draw:style-name="gr3" draw:text-style-name="P2" draw:layer="layout" svg:x1="32.7cm" svg:y1="26.5cm" svg:x2="31.1cm" svg:y2="26.5cm">
          <text:p/>
        </draw:line>
        <draw:line draw:style-name="gr4" draw:text-style-name="P3" draw:layer="layout" svg:x1="31.1cm" svg:y1="26.5cm" svg:x2="30.8cm" svg:y2="26.8cm">
          <text:p/>
        </draw:line>
        <draw:line draw:style-name="gr5" draw:text-style-name="P4" draw:layer="layout" svg:x1="21.7cm" svg:y1="29.1cm" svg:x2="22.1cm" svg:y2="28.8cm">
          <text:p/>
        </draw:line>
        <draw:line draw:style-name="gr5" draw:text-style-name="P4" draw:layer="layout" svg:x1="21.7cm" svg:y1="29.1cm" svg:x2="22.1cm" svg:y2="28cm">
          <text:p/>
        </draw:line>
        <draw:line draw:style-name="gr5" draw:text-style-name="P4" draw:layer="layout" svg:x1="21.7cm" svg:y1="29.1cm" svg:x2="22.1cm" svg:y2="27.2cm">
          <text:p/>
        </draw:line>
        <draw:line draw:style-name="gr5" draw:text-style-name="P4" draw:layer="layout" svg:x1="21.7cm" svg:y1="29.1cm" svg:x2="22.1cm" svg:y2="26.4cm">
          <text:p/>
        </draw:line>
        <draw:line draw:style-name="gr4" draw:text-style-name="P4" draw:layer="layout" svg:x1="22.1cm" svg:y1="28.9cm" svg:x2="21.5cm" svg:y2="25.7cm">
          <text:p/>
        </draw:line>
        <draw:line draw:style-name="gr6" draw:text-style-name="P3" draw:layer="layout" svg:x1="22.7cm" svg:y1="28.9cm" svg:x2="22.1cm" svg:y2="28.9cm">
          <text:p/>
        </draw:line>
        <draw:line draw:style-name="gr6" draw:text-style-name="P3" draw:layer="layout" svg:x1="22.7cm" svg:y1="27.3cm" svg:x2="22.1cm" svg:y2="27.3cm">
          <text:p/>
        </draw:line>
        <draw:line draw:style-name="gr6" draw:text-style-name="P3" draw:layer="layout" svg:x1="22.7cm" svg:y1="28.1cm" svg:x2="22.1cm" svg:y2="28.1cm">
          <text:p/>
        </draw:line>
        <draw:line draw:style-name="gr6" draw:text-style-name="P3" draw:layer="layout" svg:x1="22.7cm" svg:y1="26.5cm" svg:x2="22.1cm" svg:y2="26.5cm">
          <text:p/>
        </draw:line>
        <draw:line draw:style-name="gr4" draw:text-style-name="P4" draw:layer="layout" svg:x1="22.1cm" svg:y1="28.1cm" svg:x2="21.55cm" svg:y2="25.7cm">
          <text:p/>
        </draw:line>
        <draw:line draw:style-name="gr4" draw:text-style-name="P4" draw:layer="layout" svg:x1="22.1cm" svg:y1="27.3cm" svg:x2="21.6cm" svg:y2="25.7cm">
          <text:p/>
        </draw:line>
        <draw:line draw:style-name="gr4" draw:text-style-name="P4" draw:layer="layout" svg:x1="22.1cm" svg:y1="26.5cm" svg:x2="21.65cm" svg:y2="25.65cm">
          <text:p/>
        </draw:line>
        <draw:custom-shape draw:style-name="gr7" draw:text-style-name="P5" draw:layer="layout" svg:width="4.1cm" svg:height="1.8cm" svg:x="11.2cm" svg:y="2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9cm" svg:height="7.5cm" svg:x="19.4cm" svg:y="21.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2.1cm" svg:y1="26.4cm" svg:x2="22.7cm" svg:y2="26.4cm">
          <text:p/>
        </draw:line>
        <draw:line draw:style-name="gr9" draw:text-style-name="P4" draw:layer="layout" svg:x1="22.1cm" svg:y1="27.2cm" svg:x2="22.7cm" svg:y2="27.2cm">
          <text:p/>
        </draw:line>
        <draw:line draw:style-name="gr9" draw:text-style-name="P4" draw:layer="layout" svg:x1="22.1cm" svg:y1="28cm" svg:x2="22.7cm" svg:y2="28cm">
          <text:p/>
        </draw:line>
        <draw:line draw:style-name="gr10" draw:text-style-name="P4" draw:layer="layout" svg:x1="21.1cm" svg:y1="22.3cm" svg:x2="21.1cm" svg:y2="24.3cm">
          <text:p/>
        </draw:line>
        <draw:custom-shape draw:style-name="gr11" draw:text-style-name="P8" draw:layer="layout" svg:width="0.6cm" svg:height="0.4cm" svg:x="20.8cm" svg:y="21.9cm">
          <text:p text:style-name="P7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21.5cm" svg:y1="22.306cm" svg:x2="21.5cm" svg:y2="24.3cm">
          <text:p/>
        </draw:line>
        <draw:custom-shape draw:style-name="gr11" draw:text-style-name="P8" draw:layer="layout" svg:width="0.6cm" svg:height="0.4cm" svg:x="21.3cm" svg:y="21.907cm">
          <text:p text:style-name="P7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2.3cm" svg:y1="22.3cm" svg:x2="22.3cm" svg:y2="25.394cm">
          <text:p/>
        </draw:line>
        <draw:custom-shape draw:style-name="gr11" draw:text-style-name="P8" draw:layer="layout" svg:width="0.6cm" svg:height="0.4cm" svg:x="22cm" svg:y="21.9cm">
          <text:p text:style-name="P7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3.3cm" svg:y1="22.306cm" svg:x2="23.3cm" svg:y2="25.4cm">
          <text:p/>
        </draw:line>
        <draw:custom-shape draw:style-name="gr11" draw:text-style-name="P8" draw:layer="layout" svg:width="0.6cm" svg:height="0.4cm" svg:x="23cm" svg:y="21.907cm">
          <text:p text:style-name="P7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5.5cm" svg:y1="22.306cm" svg:x2="25.5cm" svg:y2="25.2cm">
          <text:p/>
        </draw:line>
        <draw:custom-shape draw:style-name="gr11" draw:text-style-name="P8" draw:layer="layout" svg:width="0.6cm" svg:height="0.4cm" svg:x="25.2cm" svg:y="21.9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13" draw:text-style-name="P9" draw:layer="layout" svg:width="0.399cm" svg:height="0.399cm" svg:x="25.3cm" svg:y="22.5cm" svg:viewBox="0 0 400 400" draw:points="0,0 400,0 400,400 200,200 0,400 400,400 200,200 0,400">
          <text:p text:style-name="P1"><text:span text:style-name="T2">wb</text:span></text:p>
        </draw:polygon>
        <draw:polygon draw:style-name="gr13" draw:text-style-name="P9" draw:layer="layout" svg:width="0.399cm" svg:height="0.399cm" svg:x="25.3cm" svg:y="22.9cm" svg:viewBox="0 0 400 400" draw:points="0,0 400,0 400,400 200,200 0,400 400,400 200,200 0,400">
          <text:p text:style-name="P1"><text:span text:style-name="T2">wb</text:span></text:p>
        </draw:polygon>
        <draw:polygon draw:style-name="gr13" draw:text-style-name="P9" draw:layer="layout" svg:width="0.399cm" svg:height="0.399cm" svg:x="25.3cm" svg:y="23.7cm" svg:viewBox="0 0 400 400" draw:points="0,0 400,0 400,400 200,200 0,400 400,400 200,200 0,400">
          <text:p text:style-name="P1"><text:span text:style-name="T2">w</text:span><text:span text:style-name="T2">b</text:span></text:p>
        </draw:polygon>
        <draw:polygon draw:style-name="gr14" draw:text-style-name="P10" draw:layer="layout" svg:width="0.399cm" svg:height="0.399cm" svg:x="20.9cm" svg:y="22.5cm" svg:viewBox="0 0 400 400" draw:points="0,0 400,0 400,400 200,200 0,400 400,400 200,200 0,400">
          <text:p text:style-name="P1"><text:span text:style-name="T3">pc</text:span></text:p>
        </draw:polygon>
        <draw:polygon draw:style-name="gr14" draw:text-style-name="P10" draw:layer="layout" svg:width="0.399cm" svg:height="0.399cm" svg:x="20.9cm" svg:y="22.9cm" svg:viewBox="0 0 400 400" draw:points="0,0 400,0 400,400 200,200 0,400 400,400 200,200 0,400">
          <text:p text:style-name="P1"><text:span text:style-name="T3">pc</text:span></text:p>
        </draw:polygon>
        <draw:polygon draw:style-name="gr14" draw:text-style-name="P10" draw:layer="layout" svg:width="0.399cm" svg:height="0.399cm" svg:x="20.9cm" svg:y="23.7cm" svg:viewBox="0 0 400 400" draw:points="0,0 400,0 400,400 200,200 0,400 400,400 200,200 0,400">
          <text:p text:style-name="P1"><text:span text:style-name="T3">pc</text:span></text:p>
        </draw:polygon>
        <draw:custom-shape draw:style-name="gr15" draw:text-style-name="P11" draw:layer="layout" svg:width="1.8cm" svg:height="0.4cm" svg:x="23.1cm" svg:y="22.5cm">
          <text:p text:style-name="P11"><text:span text:style-name="T4">Th</text:span><text:span text:style-name="T4">rea</text:span><text:span text:style-name="T4">d0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16" draw:text-style-name="P9" draw:layer="layout" svg:width="0.599cm" svg:height="0.599cm" svg:x="23.9cm" svg:y="24.3cm" svg:viewBox="0 0 600 600" draw:points="0,0 0,200 150,300 0,400 0,600 600,400 600,200">
          <text:p text:style-name="P1"><text:span text:style-name="T2">al</text:span><text:span text:style-name="T2">u</text:span></text:p>
        </draw:polygon>
        <draw:line draw:style-name="gr17" draw:text-style-name="P4" draw:layer="layout" svg:x1="23.5cm" svg:y1="24.4cm" svg:x2="23.9cm" svg:y2="24.4cm">
          <text:p/>
        </draw:line>
        <draw:line draw:style-name="gr18" draw:text-style-name="P12" draw:layer="layout" svg:x1="23.5cm" svg:y1="25.1cm" svg:x2="26.1cm" svg:y2="25.1cm">
          <text:p/>
        </draw:line>
        <draw:custom-shape draw:style-name="gr19" draw:text-style-name="P13" draw:layer="layout" svg:width="0.1cm" svg:height="0.1cm" svg:x="23.85cm" svg:y="2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3.5cm" svg:y1="24.8cm" svg:x2="23.9cm" svg:y2="24.8cm">
          <text:p/>
        </draw:line>
        <draw:polygon draw:style-name="gr20" draw:text-style-name="P9" draw:layer="layout" svg:width="0.399cm" svg:height="0.999cm" svg:x="23.1cm" svg:y="24.3cm" svg:viewBox="0 0 400 1000" draw:points="0,0 400,0 400,1000 200,800 0,1000 400,1000 200,800 0,1000">
          <text:p text:style-name="P1"><text:span text:style-name="T2">EX</text:span></text:p>
        </draw:polygon>
        <draw:polygon draw:style-name="gr20" draw:text-style-name="P9" draw:layer="layout" svg:width="0.399cm" svg:height="0.999cm" svg:x="22.1cm" svg:y="24.3cm" svg:viewBox="0 0 400 1000" draw:points="0,0 400,0 400,1000 200,800 0,1000 400,1000 200,800 0,1000">
          <text:p text:style-name="P1"><text:span text:style-name="T2">ID</text:span></text:p>
        </draw:polygon>
        <draw:polygon draw:style-name="gr14" draw:text-style-name="P10" draw:layer="layout" svg:width="0.599cm" svg:height="1.599cm" svg:x="19.9cm" svg:y="22.5cm" svg:viewBox="0 0 600 1600" draw:points="600,0 300,0 0,400 0,1200 300,1600 600,1600">
          <text:p text:style-name="P1"><text:span text:style-name="T3">RR</text:span></text:p>
          <text:p text:style-name="P1"><text:span text:style-name="T3">Scheduler</text:span></text:p>
        </draw:polygon>
        <draw:polygon draw:style-name="gr21" draw:text-style-name="P14" draw:layer="layout" svg:width="1.499cm" svg:height="0.899cm" svg:x="19.5cm" svg:y="24.7cm" svg:viewBox="0 0 1500 900" draw:points="0,0 1500,0 1500,900 1350,720 1200,900 1500,900 1350,720 1200,900 0,900">
          <text:p text:style-name="P1"><text:span text:style-name="T3">Instructio</text:span><text:span text:style-name="T3">n</text:span></text:p>
          <text:p text:style-name="P1"><text:span text:style-name="T3">RAM/ROM</text:span></text:p>
        </draw:polygon>
        <draw:line draw:style-name="gr22" draw:text-style-name="P15" draw:layer="layout" svg:x1="20.9cm" svg:y1="22.7cm" svg:x2="20.5cm" svg:y2="22.7cm">
          <text:p/>
        </draw:line>
        <draw:line draw:style-name="gr22" draw:text-style-name="P15" draw:layer="layout" svg:x1="20.901cm" svg:y1="23.1cm" svg:x2="20.501cm" svg:y2="23.1cm">
          <text:p/>
        </draw:line>
        <draw:line draw:style-name="gr22" draw:text-style-name="P15" draw:layer="layout" svg:x1="20.902cm" svg:y1="23.5cm" svg:x2="20.502cm" svg:y2="23.5cm">
          <text:p/>
        </draw:line>
        <draw:line draw:style-name="gr22" draw:text-style-name="P15" draw:layer="layout" svg:x1="20.903cm" svg:y1="23.9cm" svg:x2="20.503cm" svg:y2="23.9cm">
          <text:p/>
        </draw:line>
        <draw:line draw:style-name="gr23" draw:text-style-name="P15" draw:layer="layout" svg:x1="19.9cm" svg:y1="23.3cm" svg:x2="19.7cm" svg:y2="23.3cm">
          <text:p/>
        </draw:line>
        <draw:line draw:style-name="gr23" draw:text-style-name="P15" draw:layer="layout" svg:x1="19.7cm" svg:y1="23.3cm" svg:x2="19.7cm" svg:y2="24.5cm">
          <text:p/>
        </draw:line>
        <draw:line draw:style-name="gr22" draw:text-style-name="P15" draw:layer="layout" svg:x1="19.7cm" svg:y1="24.5cm" svg:x2="21.3cm" svg:y2="24.5cm">
          <text:p/>
        </draw:line>
        <draw:line draw:style-name="gr22" draw:text-style-name="P4" draw:layer="layout" svg:x1="21.7cm" svg:y1="24.5cm" svg:x2="22.1cm" svg:y2="24.5cm">
          <text:p/>
        </draw:line>
        <draw:line draw:style-name="gr24" draw:text-style-name="P4" draw:layer="layout" svg:x1="22.7cm" svg:y1="22.5cm" svg:x2="22.7cm" svg:y2="24.8cm">
          <text:p/>
        </draw:line>
        <draw:line draw:style-name="gr17" draw:text-style-name="P4" draw:layer="layout" svg:x1="22.7cm" svg:y1="24.4cm" svg:x2="23.1cm" svg:y2="24.4cm">
          <text:p/>
        </draw:line>
        <draw:line draw:style-name="gr17" draw:text-style-name="P4" draw:layer="layout" svg:x1="22.7cm" svg:y1="24.8cm" svg:x2="23.1cm" svg:y2="24.8cm">
          <text:p/>
        </draw:line>
        <draw:line draw:style-name="gr25" draw:text-style-name="P12" draw:layer="layout" svg:x1="23.9cm" svg:y1="25.1cm" svg:x2="23.9cm" svg:y2="25.5cm">
          <text:p/>
        </draw:line>
        <draw:line draw:style-name="gr26" draw:text-style-name="P4" draw:layer="layout" svg:x1="24.7cm" svg:y1="24.6cm" svg:x2="24.7cm" svg:y2="25.4cm">
          <text:p/>
        </draw:line>
        <draw:line draw:style-name="gr17" draw:text-style-name="P4" draw:layer="layout" svg:x1="24.5cm" svg:y1="24.6cm" svg:x2="26.1cm" svg:y2="24.6cm">
          <text:p/>
        </draw:line>
        <draw:line draw:style-name="gr27" draw:text-style-name="P4" draw:layer="layout" svg:x1="26.2cm" svg:y1="23cm" svg:x2="25.7cm" svg:y2="23cm">
          <text:p/>
        </draw:line>
        <draw:line draw:style-name="gr28" draw:text-style-name="P4" draw:layer="layout" svg:x1="26.2cm" svg:y1="28.6cm" svg:x2="26.2cm" svg:y2="22.5cm">
          <text:p/>
        </draw:line>
        <draw:line draw:style-name="gr18" draw:text-style-name="P12" draw:layer="layout" svg:x1="22.5cm" svg:y1="25.1cm" svg:x2="23.1cm" svg:y2="25.1cm">
          <text:p/>
        </draw:line>
        <draw:custom-shape draw:style-name="gr15" draw:text-style-name="P11" draw:layer="layout" svg:width="1.8cm" svg:height="0.4cm" svg:x="23.1cm" svg:y="22.9cm">
          <text:p text:style-name="P11"><text:span text:style-name="T4">Th</text:span><text:span text:style-name="T4">rea</text:span><text:span text:style-name="T4">d1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8cm" svg:height="0.4cm" svg:x="23.1cm" svg:y="23.7cm">
          <text:p text:style-name="P11"><text:span text:style-name="T4">Th</text:span><text:span text:style-name="T4">rea</text:span><text:span text:style-name="T4">dn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13" draw:text-style-name="P9" draw:layer="layout" svg:width="0.399cm" svg:height="0.399cm" svg:x="25.3cm" svg:y="23.3cm" svg:viewBox="0 0 400 400" draw:points="0,0 400,0 400,400 200,200 0,400 400,400 200,200 0,400">
          <text:p text:style-name="P1"><text:span text:style-name="T2">...</text:span></text:p>
        </draw:polygon>
        <draw:custom-shape draw:style-name="gr15" draw:text-style-name="P11" draw:layer="layout" svg:width="1.8cm" svg:height="0.4cm" svg:x="23.1cm" svg:y="23.3cm">
          <text:p text:style-name="P11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14" draw:text-style-name="P10" draw:layer="layout" svg:width="0.399cm" svg:height="0.399cm" svg:x="20.9cm" svg:y="23.3cm" svg:viewBox="0 0 400 400" draw:points="0,0 400,0 400,400 200,200 0,400 400,400 200,200 0,400">
          <text:p text:style-name="P1"><text:span text:style-name="T3">...</text:span></text:p>
        </draw:polygon>
        <draw:line draw:style-name="gr27" draw:text-style-name="P4" draw:layer="layout" svg:x1="23.1cm" svg:y1="22.6cm" svg:x2="22.7cm" svg:y2="22.6cm">
          <text:p/>
        </draw:line>
        <draw:line draw:style-name="gr27" draw:text-style-name="P4" draw:layer="layout" svg:x1="23.1cm" svg:y1="22.8cm" svg:x2="22.7cm" svg:y2="22.8cm">
          <text:p/>
        </draw:line>
        <draw:line draw:style-name="gr27" draw:text-style-name="P4" draw:layer="layout" svg:x1="23.101cm" svg:y1="23cm" svg:x2="22.701cm" svg:y2="23cm">
          <text:p/>
        </draw:line>
        <draw:line draw:style-name="gr27" draw:text-style-name="P4" draw:layer="layout" svg:x1="23.101cm" svg:y1="23.2cm" svg:x2="22.701cm" svg:y2="23.2cm">
          <text:p/>
        </draw:line>
        <draw:line draw:style-name="gr27" draw:text-style-name="P4" draw:layer="layout" svg:x1="23.102cm" svg:y1="23.4cm" svg:x2="22.702cm" svg:y2="23.4cm">
          <text:p/>
        </draw:line>
        <draw:line draw:style-name="gr27" draw:text-style-name="P4" draw:layer="layout" svg:x1="23.102cm" svg:y1="23.6cm" svg:x2="22.702cm" svg:y2="23.6cm">
          <text:p/>
        </draw:line>
        <draw:line draw:style-name="gr27" draw:text-style-name="P4" draw:layer="layout" svg:x1="23.103cm" svg:y1="23.8cm" svg:x2="22.703cm" svg:y2="23.8cm">
          <text:p/>
        </draw:line>
        <draw:line draw:style-name="gr27" draw:text-style-name="P4" draw:layer="layout" svg:x1="23.103cm" svg:y1="24cm" svg:x2="22.703cm" svg:y2="24cm">
          <text:p/>
        </draw:line>
        <draw:line draw:style-name="gr27" draw:text-style-name="P4" draw:layer="layout" svg:x1="25.3cm" svg:y1="22.7cm" svg:x2="24.9cm" svg:y2="22.7cm">
          <text:p/>
        </draw:line>
        <draw:line draw:style-name="gr27" draw:text-style-name="P4" draw:layer="layout" svg:x1="26.1cm" svg:y1="22.8cm" svg:x2="25.7cm" svg:y2="22.8cm">
          <text:p/>
        </draw:line>
        <draw:line draw:style-name="gr27" draw:text-style-name="P4" draw:layer="layout" svg:x1="25.301cm" svg:y1="23.1cm" svg:x2="24.901cm" svg:y2="23.1cm">
          <text:p/>
        </draw:line>
        <draw:line draw:style-name="gr27" draw:text-style-name="P4" draw:layer="layout" svg:x1="26.1cm" svg:y1="23.2cm" svg:x2="25.701cm" svg:y2="23.2cm">
          <text:p/>
        </draw:line>
        <draw:line draw:style-name="gr27" draw:text-style-name="P4" draw:layer="layout" svg:x1="25.302cm" svg:y1="23.5cm" svg:x2="24.902cm" svg:y2="23.5cm">
          <text:p/>
        </draw:line>
        <draw:line draw:style-name="gr27" draw:text-style-name="P4" draw:layer="layout" svg:x1="26.1cm" svg:y1="23.6cm" svg:x2="25.702cm" svg:y2="23.6cm">
          <text:p/>
        </draw:line>
        <draw:line draw:style-name="gr27" draw:text-style-name="P4" draw:layer="layout" svg:x1="25.303cm" svg:y1="23.9cm" svg:x2="24.903cm" svg:y2="23.9cm">
          <text:p/>
        </draw:line>
        <draw:line draw:style-name="gr27" draw:text-style-name="P4" draw:layer="layout" svg:x1="26.103cm" svg:y1="24cm" svg:x2="25.703cm" svg:y2="24cm">
          <text:p/>
        </draw:line>
        <draw:custom-shape draw:style-name="gr29" draw:text-style-name="P16" draw:layer="layout" svg:width="0.1cm" svg:height="0.1cm" svg:x="24.65cm" svg:y="2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5" draw:layer="layout" svg:x1="23.9cm" svg:y1="25.5cm" svg:x2="22.3cm" svg:y2="25.5cm">
          <text:p/>
        </draw:line>
        <draw:line draw:style-name="gr26" draw:text-style-name="P4" draw:layer="layout" svg:x1="22.2cm" svg:y1="25.4cm" svg:x2="24.7cm" svg:y2="25.4cm">
          <text:p/>
        </draw:line>
        <draw:line draw:style-name="gr26" draw:text-style-name="P4" draw:layer="layout" svg:x1="22.2cm" svg:y1="25.4cm" svg:x2="22.2cm" svg:y2="28.797cm">
          <text:p/>
        </draw:line>
        <draw:line draw:style-name="gr31" draw:text-style-name="P17" draw:layer="layout" svg:x1="19.4cm" svg:y1="27.1cm" svg:x2="19.8cm" svg:y2="27.1cm">
          <text:p text:style-name="P1"><text:span text:style-name="T5">axi4</text:span></text:p>
        </draw:line>
        <draw:line draw:style-name="gr18" draw:text-style-name="P12" draw:layer="layout" svg:x1="22.3cm" svg:y1="26.1cm" svg:x2="22.7cm" svg:y2="26.1cm">
          <text:p/>
        </draw:line>
        <draw:line draw:style-name="gr18" draw:text-style-name="P12" draw:layer="layout" svg:x1="22.3cm" svg:y1="26.9cm" svg:x2="22.7cm" svg:y2="26.9cm">
          <text:p/>
        </draw:line>
        <draw:line draw:style-name="gr18" draw:text-style-name="P12" draw:layer="layout" svg:x1="22.3cm" svg:y1="27.7cm" svg:x2="22.7cm" svg:y2="27.7cm">
          <text:p/>
        </draw:line>
        <draw:line draw:style-name="gr18" draw:text-style-name="P12" draw:layer="layout" svg:x1="22.3cm" svg:y1="28.5cm" svg:x2="22.7cm" svg:y2="28.5cm">
          <text:p/>
        </draw:line>
        <draw:custom-shape draw:style-name="gr32" draw:text-style-name="P13" draw:layer="layout" svg:width="0.1cm" svg:height="0.1cm" svg:x="22.25cm" svg:y="2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0.1cm" svg:height="0.1cm" svg:x="22.25cm" svg:y="2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0.1cm" svg:height="0.1cm" svg:x="22.25cm" svg:y="2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layer="layout" svg:width="0.1cm" svg:height="0.1cm" svg:x="22.25cm" svg:y="2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5.6cm" svg:y1="26.2cm" svg:x2="26.2cm" svg:y2="26.2cm">
          <text:p/>
        </draw:line>
        <draw:line draw:style-name="gr17" draw:text-style-name="P4" draw:layer="layout" svg:x1="25.6cm" svg:y1="27cm" svg:x2="26.2cm" svg:y2="27cm">
          <text:p/>
        </draw:line>
        <draw:line draw:style-name="gr17" draw:text-style-name="P4" draw:layer="layout" svg:x1="25.6cm" svg:y1="27.8cm" svg:x2="26.2cm" svg:y2="27.8cm">
          <text:p/>
        </draw:line>
        <draw:line draw:style-name="gr17" draw:text-style-name="P4" draw:layer="layout" svg:x1="25.6cm" svg:y1="28.6cm" svg:x2="26.2cm" svg:y2="28.6cm">
          <text:p/>
        </draw:line>
        <draw:line draw:style-name="gr25" draw:text-style-name="P12" draw:layer="layout" svg:x1="22.3cm" svg:y1="25.5cm" svg:x2="22.3cm" svg:y2="28.6cm">
          <text:p/>
        </draw:line>
        <draw:line draw:style-name="gr27" draw:text-style-name="P4" draw:layer="layout" svg:x1="26.197cm" svg:y1="22.6cm" svg:x2="25.701cm" svg:y2="22.6cm">
          <text:p/>
        </draw:line>
        <draw:line draw:style-name="gr33" draw:text-style-name="P4" draw:layer="layout" svg:x1="26.1cm" svg:y1="25.2cm" svg:x2="26.1cm" svg:y2="22.7cm">
          <text:p/>
        </draw:line>
        <draw:line draw:style-name="gr27" draw:text-style-name="P4" draw:layer="layout" svg:x1="26.2cm" svg:y1="23.4cm" svg:x2="25.7cm" svg:y2="23.4cm">
          <text:p/>
        </draw:line>
        <draw:line draw:style-name="gr27" draw:text-style-name="P4" draw:layer="layout" svg:x1="26.2cm" svg:y1="23.8cm" svg:x2="25.7cm" svg:y2="23.8cm">
          <text:p/>
        </draw:line>
        <draw:line draw:style-name="gr34" draw:text-style-name="P19" draw:layer="layout" svg:x1="19.4cm" svg:y1="29.1cm" svg:x2="21.3cm" svg:y2="29.1cm">
          <text:p text:style-name="P18"><text:span text:style-name="T6">to far TCAMs</text:span></text:p>
        </draw:line>
        <draw:custom-shape draw:style-name="gr35" draw:text-style-name="P16" draw:layer="layout" svg:width="0.1cm" svg:height="0.1cm" svg:x="22.151cm" svg:y="2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2.2cm" svg:y1="26.2cm" svg:x2="22.7cm" svg:y2="26.2cm">
          <text:p/>
        </draw:line>
        <draw:custom-shape draw:style-name="gr35" draw:text-style-name="P16" draw:layer="layout" svg:width="0.1cm" svg:height="0.1cm" svg:x="22.151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2.2cm" svg:y1="27cm" svg:x2="22.7cm" svg:y2="26.999cm">
          <text:p/>
        </draw:line>
        <draw:custom-shape draw:style-name="gr35" draw:text-style-name="P16" draw:layer="layout" svg:width="0.1cm" svg:height="0.1cm" svg:x="22.151cm" svg:y="2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2.2cm" svg:y1="27.8cm" svg:x2="22.7cm" svg:y2="27.798cm">
          <text:p/>
        </draw:line>
        <draw:custom-shape draw:style-name="gr35" draw:text-style-name="P16" draw:layer="layout" svg:width="0.1cm" svg:height="0.1cm" svg:x="22.151cm" svg:y="28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2.2cm" svg:y1="28.597cm" svg:x2="22.7cm" svg:y2="28.597cm">
          <text:p/>
        </draw:line>
        <draw:line draw:style-name="gr18" draw:text-style-name="P12" draw:layer="layout" svg:x1="22.5cm" svg:y1="26.1cm" svg:x2="21.3cm" svg:y2="26.1cm">
          <text:p/>
        </draw:line>
        <draw:line draw:style-name="gr17" draw:text-style-name="P4" draw:layer="layout" svg:x1="22.4cm" svg:y1="26.2cm" svg:x2="21.3cm" svg:y2="26.2cm">
          <text:p/>
        </draw:line>
        <draw:custom-shape draw:style-name="gr36" draw:text-style-name="P21" draw:layer="layout" svg:width="1.1cm" svg:height="0.412cm" svg:x="21.9cm" svg:y="30.788cm">
          <text:p text:style-name="P20"><text:span text:style-name="T7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3" draw:layer="layout" svg:x1="23cm" svg:y1="31cm" svg:x2="23.7cm" svg:y2="31cm">
          <text:p/>
        </draw:line>
        <draw:custom-shape draw:style-name="gr36" draw:text-style-name="P21" draw:layer="layout" svg:width="1.1cm" svg:height="0.412cm" svg:x="21.9cm" svg:y="31.2cm">
          <text:p text:style-name="P20"><text:span text:style-name="T7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1" draw:layer="layout" svg:width="1.1cm" svg:height="0.412cm" svg:x="21.9cm" svg:y="32.188cm">
          <text:p text:style-name="P20"><text:span text:style-name="T7">Qu</text:span><text:span text:style-name="T7">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3" draw:layer="layout" svg:x1="23cm" svg:y1="32.4cm" svg:x2="23.7cm" svg:y2="32.4cm">
          <text:p/>
        </draw:line>
        <draw:line draw:style-name="gr37" draw:text-style-name="P3" draw:layer="layout" svg:x1="23cm" svg:y1="31.4cm" svg:x2="23.7cm" svg:y2="31cm">
          <text:p/>
        </draw:line>
        <draw:custom-shape draw:style-name="gr36" draw:text-style-name="P21" draw:layer="layout" svg:width="1.1cm" svg:height="0.412cm" svg:x="21.9cm" svg:y="33.688cm">
          <text:p text:style-name="P20"><text:span text:style-name="T7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3" draw:layer="layout" svg:x1="23cm" svg:y1="33.9cm" svg:x2="23.7cm" svg:y2="33.9cm">
          <text:p/>
        </draw:line>
        <draw:custom-shape draw:style-name="gr38" draw:text-style-name="P20" draw:layer="layout" svg:width="1.15cm" svg:height="0.412cm" svg:x="19.8cm" svg:y="34.888cm">
          <text:p text:style-name="P20"><text:span text:style-name="T7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9" draw:text-style-name="P3" draw:layer="layout" svg:x1="20.3cm" svg:y1="34.9cm" svg:x2="20.3cm" svg:y2="34cm">
          <text:p/>
        </draw:line>
        <draw:line draw:style-name="gr40" draw:text-style-name="P3" draw:layer="layout" svg:x1="21.2cm" svg:y1="32.5cm" svg:x2="21.9cm" svg:y2="31cm">
          <text:p/>
        </draw:line>
        <draw:line draw:style-name="gr40" draw:text-style-name="P3" draw:layer="layout" svg:x1="21.2cm" svg:y1="32.5cm" svg:x2="21.9cm" svg:y2="31.4cm">
          <text:p/>
        </draw:line>
        <draw:line draw:style-name="gr40" draw:text-style-name="P3" draw:layer="layout" svg:x1="21.2cm" svg:y1="32.5cm" svg:x2="21.9cm" svg:y2="32.4cm">
          <text:p/>
        </draw:line>
        <draw:line draw:style-name="gr40" draw:text-style-name="P3" draw:layer="layout" svg:x1="21.2cm" svg:y1="32.5cm" svg:x2="21.9cm" svg:y2="33.9cm">
          <text:p/>
        </draw:line>
        <draw:custom-shape draw:style-name="gr41" draw:text-style-name="P20" draw:layer="layout" svg:width="1.3cm" svg:height="0.412cm" svg:x="28.6cm" svg:y="33.8cm">
          <text:p text:style-name="P20"><text:span text:style-name="T7">ETH 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9" draw:text-style-name="P3" draw:layer="layout" svg:x1="21.2cm" svg:y1="32.5cm" svg:x2="28.6cm" svg:y2="34cm">
          <text:p/>
        </draw:line>
        <draw:line draw:style-name="gr39" draw:text-style-name="P3" draw:layer="layout" svg:x1="25.1cm" svg:y1="32.4cm" svg:x2="28.6cm" svg:y2="34cm">
          <text:p/>
        </draw:line>
        <draw:line draw:style-name="gr39" draw:text-style-name="P3" draw:layer="layout" svg:x1="25.1cm" svg:y1="33.9cm" svg:x2="28.6cm" svg:y2="34cm">
          <text:p/>
        </draw:line>
        <draw:custom-shape draw:style-name="gr41" draw:text-style-name="P20" draw:layer="layout" svg:width="1.3cm" svg:height="0.412cm" svg:x="29.5cm" svg:y="31.3cm">
          <text:p text:style-name="P20"><text:span text:style-name="T7">C</text:span><text:span text:style-name="T7">P</text:span><text:span text:style-name="T7">U </text:span><text:span text:style-name="T7">Po</text:span><text:span text:style-name="T7">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3" draw:layer="layout" svg:x1="25.1cm" svg:y1="32.4cm" svg:x2="25.8cm" svg:y2="31.5cm">
          <text:p/>
        </draw:line>
        <draw:line draw:style-name="gr37" draw:text-style-name="P3" draw:layer="layout" svg:x1="25.1cm" svg:y1="31.2cm" svg:x2="25.8cm" svg:y2="31.3cm">
          <text:p/>
        </draw:line>
        <draw:custom-shape draw:style-name="gr42" draw:text-style-name="P20" draw:layer="layout" svg:width="1.9cm" svg:height="0.412cm" svg:x="27.9cm" svg:y="33.1cm">
          <text:p text:style-name="P20"><text:span text:style-name="T7">D</text:span><text:span text:style-name="T7">E</text:span><text:span text:style-name="T7">C/</text:span><text:span text:style-name="T7">E</text:span><text:span text:style-name="T7">N</text:span><text:span text:style-name="T7">C </text:span><text:span text:style-name="T7">E</text:span><text:span text:style-name="T7">n</text:span><text:span text:style-name="T7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9" draw:text-style-name="P3" draw:layer="layout" svg:x1="25.1cm" svg:y1="31.2cm" svg:x2="27.9cm" svg:y2="33.3cm">
          <text:p/>
        </draw:line>
        <draw:line draw:style-name="gr39" draw:text-style-name="P3" draw:layer="layout" svg:x1="25.1cm" svg:y1="32.4cm" svg:x2="27.9cm" svg:y2="33.3cm">
          <text:p/>
        </draw:line>
        <draw:line draw:style-name="gr37" draw:text-style-name="P3" draw:layer="layout" svg:x1="23cm" svg:y1="32.4cm" svg:x2="23.7cm" svg:y2="33.9cm">
          <text:p/>
        </draw:line>
        <draw:custom-shape draw:style-name="gr43" draw:text-style-name="P20" draw:layer="layout" svg:width="5.4cm" svg:height="0.3cm" svg:x="21.8cm" svg:y="35cm">
          <text:p text:style-name="P20"><text:span text:style-name="T7">L</text:span><text:span text:style-name="T7">2 </text:span><text:span text:style-name="T7">s</text:span><text:span text:style-name="T7">wi</text:span><text:span text:style-name="T7">tc</text:span><text:span text:style-name="T7">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9" draw:text-style-name="P3" draw:layer="layout" svg:x1="20.95cm" svg:y1="35.1cm" svg:x2="21.8cm" svg:y2="35.15cm">
          <text:p/>
        </draw:line>
        <draw:line draw:style-name="gr39" draw:text-style-name="P3" draw:layer="layout" svg:x1="27.2cm" svg:y1="35.1cm" svg:x2="28.6cm" svg:y2="34cm">
          <text:p/>
        </draw:line>
        <draw:custom-shape draw:style-name="gr44" draw:text-style-name="P20" draw:layer="layout" svg:width="1.6cm" svg:height="0.6cm" svg:x="19.8cm" svg:y="33.4cm">
          <text:p text:style-name="P20"><text:span text:style-name="T7">St</text:span><text:span text:style-name="T7">or</text:span><text:span text:style-name="T7">e </text:span><text:span text:style-name="T7">to </text:span></text:p>
          <text:p text:style-name="P20"><text:span text:style-name="T7">D</text:span><text:span text:style-name="T7">D</text:span><text:span text:style-name="T7">R </text:span><text:span text:style-name="T7">B</text:span><text:span text:style-name="T7">uf</text:span><text:span text:style-name="T7">fe</text:span><text:span text:style-name="T7">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9" draw:text-style-name="P3" draw:layer="layout" svg:x1="20.2cm" svg:y1="33.4cm" svg:x2="20.2cm" svg:y2="33cm">
          <text:p/>
        </draw:line>
        <draw:custom-shape draw:style-name="gr45" draw:text-style-name="P22" draw:layer="layout" svg:width="2cm" svg:height="0.404cm" svg:x="11.3cm" svg:y="29.4cm">
          <text:p text:style-name="P20"><text:span text:style-name="T7">Q</text:span><text:span text:style-name="T7">u</text:span><text:span text:style-name="T7">e</text:span><text:span text:style-name="T7">u</text:span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2cm" svg:height="0.408cm" svg:x="11.3cm" svg:y="29.8cm">
          <text:p text:style-name="P20"><text:span text:style-name="T7">. . </text:span><text:span text:style-name="T7">.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2cm" svg:height="0.412cm" svg:x="11.3cm" svg:y="30.2cm">
          <text:p text:style-name="P20"><text:span text:style-name="T7">Q</text:span><text:span text:style-name="T7">u</text:span><text:span text:style-name="T7">e</text:span><text:span text:style-name="T7">u</text:span><text:span text:style-name="T7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48" draw:text-style-name="P23" draw:layer="layout" svg:width="1.399cm" svg:height="1.599cm" svg:x="13.8cm" svg:y="29cm" svg:viewBox="0 0 1400 1600" draw:points="0,0 0,1600 1400,1200 1400,400">
          <text:p text:style-name="P1"><text:span text:style-name="T7">NONE/</text:span></text:p>
          <text:p text:style-name="P1"><text:span text:style-name="T7">WRR/PRI</text:span></text:p>
          <text:p text:style-name="P1"><text:span text:style-name="T7">+RateLimit</text:span></text:p>
        </draw:polygon>
        <draw:custom-shape draw:style-name="gr46" draw:text-style-name="P22" draw:layer="layout" svg:width="2cm" svg:height="0.408cm" svg:x="11.3cm" svg:y="29cm">
          <text:p text:style-name="P20"><text:span text:style-name="T7">Q</text:span><text:span text:style-name="T7">u</text:span><text:span text:style-name="T7">e</text:span><text:span text:style-name="T7">u</text:span><text:span text:style-name="T7">e</text:span></text:p>
          <draw:enhanced-geometry svg:viewBox="0 0 21600 21600" draw:type="rectangle" draw:enhanced-path="M 0 0 L 21600 0 21600 21600 0 21600 0 0 Z N"/>
        </draw:custom-shape>
        <draw:line draw:style-name="gr49" draw:text-style-name="P24" draw:layer="layout" svg:x1="13.3cm" svg:y1="29.2cm" svg:x2="13.8cm" svg:y2="29.2cm">
          <text:p/>
        </draw:line>
        <draw:line draw:style-name="gr49" draw:text-style-name="P24" draw:layer="layout" svg:x1="13.3cm" svg:y1="29.6cm" svg:x2="13.8cm" svg:y2="29.6cm">
          <text:p/>
        </draw:line>
        <draw:line draw:style-name="gr49" draw:text-style-name="P24" draw:layer="layout" svg:x1="13.3cm" svg:y1="30cm" svg:x2="13.8cm" svg:y2="30cm">
          <text:p/>
        </draw:line>
        <draw:line draw:style-name="gr49" draw:text-style-name="P24" draw:layer="layout" svg:x1="13.3cm" svg:y1="30.4cm" svg:x2="13.8cm" svg:y2="30.4cm">
          <text:p/>
        </draw:line>
        <draw:line draw:style-name="gr50" draw:text-style-name="P25" draw:layer="layout" svg:x1="19.4cm" svg:y1="26.9cm" svg:x2="19.8cm" svg:y2="26.9cm">
          <text:p/>
        </draw:line>
        <draw:custom-shape draw:style-name="gr42" draw:text-style-name="P20" draw:layer="layout" svg:width="1.9cm" svg:height="0.412cm" svg:x="19.8cm" svg:y="30.588cm">
          <text:p text:style-name="P20"><text:span text:style-name="T7">D</text:span><text:span text:style-name="T7">E</text:span><text:span text:style-name="T7">C/</text:span><text:span text:style-name="T7">E</text:span><text:span text:style-name="T7">N</text:span><text:span text:style-name="T7">C </text:span><text:span text:style-name="T7">D</text:span><text:span text:style-name="T7">e</text:span><text:span text:style-name="T7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9" draw:text-style-name="P3" draw:layer="layout" svg:x1="20.3cm" svg:y1="31cm" svg:x2="20.3cm" svg:y2="31.5cm">
          <text:p/>
        </draw:line>
        <draw:line draw:style-name="gr51" draw:text-style-name="P4" draw:layer="layout" svg:x1="25.85cm" svg:y1="29cm" svg:x2="25.6cm" svg:y2="29.05cm">
          <text:p/>
        </draw:line>
        <draw:line draw:style-name="gr51" draw:text-style-name="P4" draw:layer="layout" svg:x1="25.9cm" svg:y1="29.001cm" svg:x2="25.6cm" svg:y2="26.65cm">
          <text:p/>
        </draw:line>
        <draw:line draw:style-name="gr51" draw:text-style-name="P4" draw:layer="layout" svg:x1="25.89cm" svg:y1="29.002cm" svg:x2="25.6cm" svg:y2="27.45cm">
          <text:p/>
        </draw:line>
        <draw:line draw:style-name="gr51" draw:text-style-name="P4" draw:layer="layout" svg:x1="25.88cm" svg:y1="29.003cm" svg:x2="25.6cm" svg:y2="28.25cm">
          <text:p/>
        </draw:line>
        <draw:line draw:style-name="gr51" draw:text-style-name="P4" draw:layer="layout" svg:x1="26.3cm" svg:y1="29cm" svg:x2="26.1cm" svg:y2="29cm">
          <text:p/>
        </draw:line>
        <draw:custom-shape draw:style-name="gr52" draw:text-style-name="P26" draw:layer="layout" svg:width="0.399cm" svg:height="0.199cm" svg:x="21.301cm" svg:y="25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3" draw:text-style-name="P28" draw:layer="layout" svg:width="0.4cm" svg:height="0.2cm" svg:x="21.3cm" svg:y="24.4cm">
          <text:p text:style-name="P27"><text:span text:style-name="T8">sour</text:span><text:span text:style-name="T8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1.5cm" svg:y1="24.6cm" svg:x2="21.5cm" svg:y2="25cm">
          <text:p/>
        </draw:line>
        <draw:line draw:style-name="gr4" draw:text-style-name="P4" draw:layer="layout" svg:x1="21.3cm" svg:y1="25.1cm" svg:x2="21cm" svg:y2="25.1cm">
          <text:p/>
        </draw:line>
        <draw:custom-shape draw:style-name="gr54" draw:text-style-name="P6" draw:layer="layout" svg:width="6.1cm" svg:height="1.8cm" svg:x="26.9cm" svg:y="2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0.1cm" svg:height="0.1cm" svg:x="27.65cm" svg:y="2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2.2cm" svg:height="0.5cm" svg:x="27.4cm" svg:y="26.6cm">
          <text:p text:style-name="P9"><text:span text:style-name="T2">D</text:span><text:span text:style-name="T2">at</text:span><text:span text:style-name="T2">a/</text:span><text:span text:style-name="T2">M</text:span><text:span text:style-name="T2">et</text:span><text:span text:style-name="T2">a </text:span><text:span text:style-name="T2">R</text:span><text:span text:style-name="T2">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3" draw:layer="layout" svg:x1="28.901cm" svg:y1="25.901cm" svg:x2="29.2cm" svg:y2="25.9cm">
          <text:p/>
        </draw:line>
        <draw:line draw:style-name="gr56" draw:text-style-name="P3" draw:layer="layout" svg:x1="29.8cm" svg:y1="25.8cm" svg:x2="30.9cm" svg:y2="25.8cm">
          <text:p/>
        </draw:line>
        <draw:line draw:style-name="gr56" draw:text-style-name="P3" draw:layer="layout" svg:x1="31.5cm" svg:y1="25.8cm" svg:x2="31.9cm" svg:y2="25.8cm">
          <text:p/>
        </draw:line>
        <draw:line draw:style-name="gr57" draw:text-style-name="P3" draw:layer="layout" svg:x1="26.9cm" svg:y1="26cm" svg:x2="28.7cm" svg:y2="26cm">
          <text:p/>
        </draw:line>
        <draw:polygon draw:style-name="gr58" draw:text-style-name="P1" draw:layer="layout" svg:width="0.199cm" svg:height="0.399cm" svg:x="28.7cm" svg:y="25.7cm" svg:viewBox="0 0 200 400" draw:points="0,0 200,100 200,300 0,400">
          <text:p/>
        </draw:polygon>
        <draw:line draw:style-name="gr56" draw:text-style-name="P3" draw:layer="layout" svg:x1="28.2cm" svg:y1="25.8cm" svg:x2="28.7cm" svg:y2="25.8cm">
          <text:p/>
        </draw:line>
        <draw:custom-shape draw:style-name="gr59" draw:text-style-name="P31" draw:layer="layout" svg:width="1.15cm" svg:height="0.2cm" svg:x="26.95cm" svg:y="25.8cm">
          <text:p text:style-name="P30"><text:span text:style-name="T4">Th</text:span><text:span text:style-name="T4">rea</text:span><text:span text:style-name="T4">d </text:span><text:span text:style-name="T4">re</text:span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1.15cm" svg:height="0.2cm" svg:x="27.05cm" svg:y="25.5cm">
          <text:p text:style-name="P30"><text:span text:style-name="T4">ED</text:span><text:span text:style-name="T4">M</text:span><text:span text:style-name="T4">A </text:span><text:span text:style-name="T4">re</text:span><text:span text:style-name="T4">q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32.8cm" svg:y1="25.6cm" svg:x2="28.2cm" svg:y2="25.6cm">
          <text:p/>
        </draw:line>
        <draw:line draw:style-name="gr61" draw:text-style-name="P32" draw:layer="layout" svg:x1="28.2cm" svg:y1="25.6cm" svg:x2="28.2cm" svg:y2="25.8cm">
          <text:p/>
        </draw:line>
        <draw:line draw:style-name="gr4" draw:text-style-name="P3" draw:layer="layout" svg:x1="30.6cm" svg:y1="26.05cm" svg:x2="30.6cm" svg:y2="26.7cm">
          <text:p/>
        </draw:line>
        <draw:custom-shape draw:style-name="gr62" draw:text-style-name="P34" draw:layer="layout" svg:width="1.1cm" svg:height="0.3cm" svg:x="31cm" svg:y="26.9cm">
          <text:p text:style-name="P33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0.45cm" svg:y1="26.8cm" svg:x2="29.6cm" svg:y2="26.8cm">
          <text:p/>
        </draw:line>
        <draw:line draw:style-name="gr4" draw:text-style-name="P3" draw:layer="layout" svg:x1="29.2cm" svg:y1="26.25cm" svg:x2="30cm" svg:y2="26.4cm">
          <text:p/>
        </draw:line>
        <draw:line draw:style-name="gr63" draw:text-style-name="P35" draw:layer="layout" svg:x1="29.9cm" svg:y1="26.5cm" svg:x2="26.9cm" svg:y2="26.5cm">
          <text:p/>
        </draw:line>
        <draw:custom-shape draw:style-name="gr64" draw:text-style-name="P27" draw:layer="layout" svg:width="0.4cm" svg:height="0.2cm" svg:x="28.8cm" svg:y="26.1cm">
          <text:p text:style-name="P27"><text:span text:style-name="T8">sour</text:span><text:span text:style-name="T8">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3" draw:layer="layout" svg:x1="27.7cm" svg:y1="26.2cm" svg:x2="28.8cm" svg:y2="26.2cm">
          <text:p/>
        </draw:line>
        <draw:line draw:style-name="gr65" draw:text-style-name="P3" draw:layer="layout" svg:x1="27.7cm" svg:y1="26cm" svg:x2="27.7cm" svg:y2="26.2cm">
          <text:p/>
        </draw:line>
        <draw:line draw:style-name="gr57" draw:text-style-name="P3" draw:layer="layout" svg:x1="29.2cm" svg:y1="26.2cm" svg:x2="33cm" svg:y2="26.2cm">
          <text:p/>
        </draw:line>
        <draw:custom-shape draw:style-name="gr66" draw:text-style-name="P36" draw:layer="layout" svg:width="0.896cm" svg:height="0.4cm" svg:x="12.4cm" svg:y="35cm">
          <text:p text:style-name="P20"><text:span text:style-name="T7">. . </text:span><text:span text:style-name="T7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3" draw:layer="layout" svg:x1="14.1cm" svg:y1="34.392cm" svg:x2="14.7cm" svg:y2="34.6cm">
          <text:p/>
        </draw:line>
        <draw:line draw:style-name="gr67" draw:text-style-name="P3" draw:layer="layout" svg:x1="14.1cm" svg:y1="34.792cm" svg:x2="14.7cm" svg:y2="34.6cm">
          <text:p/>
        </draw:line>
        <draw:line draw:style-name="gr67" draw:text-style-name="P3" draw:layer="layout" svg:x1="14.1cm" svg:y1="35.192cm" svg:x2="14.7cm" svg:y2="34.6cm">
          <text:p/>
        </draw:line>
        <draw:line draw:style-name="gr67" draw:text-style-name="P3" draw:layer="layout" svg:x1="14.1cm" svg:y1="35.592cm" svg:x2="14.7cm" svg:y2="34.6cm">
          <text:p/>
        </draw:line>
        <draw:line draw:style-name="gr68" draw:text-style-name="P3" draw:layer="layout" svg:x1="15.2cm" svg:y1="33.25cm" svg:x2="15.9cm" svg:y2="33.1cm">
          <text:p/>
        </draw:line>
        <draw:line draw:style-name="gr68" draw:text-style-name="P3" draw:layer="layout" svg:x1="15.2cm" svg:y1="33.3cm" svg:x2="15.9cm" svg:y2="33.6cm">
          <text:p/>
        </draw:line>
        <draw:line draw:style-name="gr68" draw:text-style-name="P3" draw:layer="layout" svg:x1="15.2cm" svg:y1="33.35cm" svg:x2="15.9cm" svg:y2="34.1cm">
          <text:p/>
        </draw:line>
        <draw:line draw:style-name="gr68" draw:text-style-name="P3" draw:layer="layout" svg:x1="15.15cm" svg:y1="33.4cm" svg:x2="15.9cm" svg:y2="34.6cm">
          <text:p/>
        </draw:line>
        <draw:line draw:style-name="gr67" draw:text-style-name="P3" draw:layer="layout" svg:x1="14.1cm" svg:y1="34.392cm" svg:x2="14.7cm" svg:y2="35.5cm">
          <text:p/>
        </draw:line>
        <draw:line draw:style-name="gr67" draw:text-style-name="P3" draw:layer="layout" svg:x1="14.1cm" svg:y1="34.792cm" svg:x2="14.7cm" svg:y2="35.5cm">
          <text:p/>
        </draw:line>
        <draw:line draw:style-name="gr67" draw:text-style-name="P3" draw:layer="layout" svg:x1="14.1cm" svg:y1="35.192cm" svg:x2="14.7cm" svg:y2="35.5cm">
          <text:p/>
        </draw:line>
        <draw:line draw:style-name="gr67" draw:text-style-name="P3" draw:layer="layout" svg:x1="14.1cm" svg:y1="35.592cm" svg:x2="14.7cm" svg:y2="35.5cm">
          <text:p/>
        </draw:line>
        <draw:custom-shape draw:style-name="gr69" draw:text-style-name="P38" draw:layer="layout" svg:width="0.598cm" svg:height="0.4cm" svg:x="14.602cm" svg:y="34.4cm">
          <text:p text:style-name="P37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8" draw:text-style-name="P3" draw:layer="layout" svg:x1="15.2cm" svg:y1="33.85cm" svg:x2="15.9cm" svg:y2="35.2cm">
          <text:p/>
        </draw:line>
        <draw:line draw:style-name="gr68" draw:text-style-name="P3" draw:layer="layout" svg:x1="15.2cm" svg:y1="33.9cm" svg:x2="15.9cm" svg:y2="35.7cm">
          <text:p/>
        </draw:line>
        <draw:line draw:style-name="gr68" draw:text-style-name="P3" draw:layer="layout" svg:x1="15.2cm" svg:y1="33.95cm" svg:x2="15.9cm" svg:y2="36.2cm">
          <text:p/>
        </draw:line>
        <draw:line draw:style-name="gr68" draw:text-style-name="P3" draw:layer="layout" svg:x1="15.15cm" svg:y1="34cm" svg:x2="15.9cm" svg:y2="36.7cm">
          <text:p/>
        </draw:line>
        <draw:custom-shape draw:style-name="gr69" draw:text-style-name="P38" draw:layer="layout" svg:width="0.598cm" svg:height="0.4cm" svg:x="14.6cm" svg:y="35.3cm">
          <text:p text:style-name="P37"><text:span text:style-name="T9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0" draw:text-style-name="P40" draw:layer="layout" svg:width="0.5cm" svg:height="0.3cm" svg:x="13.598cm" svg:y="34.242cm">
          <text:p text:style-name="P39"><text:span text:style-name="T9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1" draw:text-style-name="P40" draw:layer="layout" svg:width="0.5cm" svg:height="0.3cm" svg:x="13.598cm" svg:y="34.642cm">
          <text:p text:style-name="P39"><text:span text:style-name="T9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1" draw:text-style-name="P40" draw:layer="layout" svg:width="0.5cm" svg:height="0.3cm" svg:x="13.598cm" svg:y="35.042cm">
          <text:p text:style-name="P39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1" draw:text-style-name="P40" draw:layer="layout" svg:width="0.5cm" svg:height="0.3cm" svg:x="13.598cm" svg:y="35.442cm">
          <text:p text:style-name="P39"><text:span text:style-name="T9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7" draw:text-style-name="P3" draw:layer="layout" svg:x1="13.3cm" svg:y1="34.4cm" svg:x2="13.599cm" svg:y2="34.4cm">
          <text:p/>
        </draw:line>
        <draw:line draw:style-name="gr67" draw:text-style-name="P3" draw:layer="layout" svg:x1="13.3cm" svg:y1="34.8cm" svg:x2="13.599cm" svg:y2="34.8cm">
          <text:p/>
        </draw:line>
        <draw:line draw:style-name="gr67" draw:text-style-name="P3" draw:layer="layout" svg:x1="13.3cm" svg:y1="35.2cm" svg:x2="13.599cm" svg:y2="35.2cm">
          <text:p/>
        </draw:line>
        <draw:line draw:style-name="gr67" draw:text-style-name="P3" draw:layer="layout" svg:x1="13.3cm" svg:y1="35.6cm" svg:x2="13.599cm" svg:y2="35.6cm">
          <text:p/>
        </draw:line>
        <draw:custom-shape draw:style-name="gr72" draw:text-style-name="P41" draw:layer="layout" svg:width="0.9cm" svg:height="0.608cm" svg:x="12.4cm" svg:y="33.2cm">
          <text:p text:style-name="P20"><text:span text:style-name="T7">DDR</text:span></text:p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0.599cm" svg:height="0.4cm" svg:x="14.6cm" svg:y="33.101cm">
          <text:p text:style-name="P37"><text:span text:style-name="T9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3" draw:text-style-name="P42" draw:layer="layout" svg:width="0.599cm" svg:height="0.4cm" svg:x="14.6cm" svg:y="33.701cm">
          <text:p text:style-name="P37"><text:span text:style-name="T9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4" draw:text-style-name="P43" draw:layer="layout" svg:width="0.5cm" svg:height="0.3cm" svg:x="13.599cm" svg:y="33.343cm">
          <text:p text:style-name="P39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7" draw:text-style-name="P3" draw:layer="layout" svg:x1="15.2cm" svg:y1="34.55cm" svg:x2="15.9cm" svg:y2="33.15cm">
          <text:p/>
        </draw:line>
        <draw:line draw:style-name="gr67" draw:text-style-name="P3" draw:layer="layout" svg:x1="15.2cm" svg:y1="34.6cm" svg:x2="15.9cm" svg:y2="33.65cm">
          <text:p/>
        </draw:line>
        <draw:line draw:style-name="gr67" draw:text-style-name="P3" draw:layer="layout" svg:x1="15.2cm" svg:y1="34.65cm" svg:x2="15.9cm" svg:y2="34.15cm">
          <text:p/>
        </draw:line>
        <draw:line draw:style-name="gr67" draw:text-style-name="P3" draw:layer="layout" svg:x1="15.15cm" svg:y1="34.7cm" svg:x2="15.9cm" svg:y2="34.65cm">
          <text:p/>
        </draw:line>
        <draw:line draw:style-name="gr67" draw:text-style-name="P3" draw:layer="layout" svg:x1="15.2cm" svg:y1="35.45cm" svg:x2="15.9cm" svg:y2="35.25cm">
          <text:p/>
        </draw:line>
        <draw:line draw:style-name="gr67" draw:text-style-name="P3" draw:layer="layout" svg:x1="15.2cm" svg:y1="35.5cm" svg:x2="15.9cm" svg:y2="35.75cm">
          <text:p/>
        </draw:line>
        <draw:line draw:style-name="gr67" draw:text-style-name="P3" draw:layer="layout" svg:x1="15.2cm" svg:y1="35.55cm" svg:x2="15.9cm" svg:y2="36.25cm">
          <text:p/>
        </draw:line>
        <draw:line draw:style-name="gr67" draw:text-style-name="P3" draw:layer="layout" svg:x1="15.15cm" svg:y1="35.6cm" svg:x2="15.9cm" svg:y2="36.75cm">
          <text:p/>
        </draw:line>
        <draw:line draw:style-name="gr68" draw:text-style-name="P3" draw:layer="layout" svg:x1="14.1cm" svg:y1="33.45cm" svg:x2="14.7cm" svg:y2="33.3cm">
          <text:p/>
        </draw:line>
        <draw:line draw:style-name="gr68" draw:text-style-name="P3" draw:layer="layout" svg:x1="14.1cm" svg:y1="33.5cm" svg:x2="14.7cm" svg:y2="33.9cm">
          <text:p/>
        </draw:line>
        <draw:line draw:style-name="gr68" draw:text-style-name="P3" draw:layer="layout" svg:x1="13.3cm" svg:y1="33.5cm" svg:x2="13.6cm" svg:y2="33.5cm">
          <text:p/>
        </draw:line>
        <draw:frame draw:style-name="gr75" draw:text-style-name="P44" draw:layer="layout" svg:width="0.919cm" svg:height="0.406cm" svg:x="12.381cm" svg:y="34.2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75" draw:text-style-name="P44" draw:layer="layout" svg:width="0.919cm" svg:height="0.406cm" svg:x="12.382cm" svg:y="34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75" draw:text-style-name="P44" draw:layer="layout" svg:width="0.919cm" svg:height="0.406cm" svg:x="12.383cm" svg:y="35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73" draw:text-style-name="P42" draw:layer="layout" svg:width="0.6cm" svg:height="0.4cm" svg:x="17.3cm" svg:y="33cm">
          <text:p text:style-name="P37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76" draw:text-style-name="P3" draw:layer="layout" svg:x1="14.6cm" svg:y1="32.7cm" svg:x2="16.8cm" svg:y2="32.7cm">
          <text:p/>
        </draw:line>
        <draw:custom-shape draw:style-name="gr77" draw:text-style-name="P37" draw:layer="layout" svg:width="0.8cm" svg:height="0.5cm" svg:x="17.3cm" svg:y="33.7cm">
          <text:p text:style-name="P37"><text:span text:style-name="T9">AXI4to</text:span></text:p>
          <text:p text:style-name="P37"><text:span text:style-name="T9">Simple</text:span></text:p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6.5cm" svg:y1="36.85cm" svg:x2="17.4cm" svg:y2="34.7cm">
          <text:p/>
        </draw:line>
        <draw:line draw:style-name="gr78" draw:text-style-name="P3" draw:layer="layout" svg:x1="16.5cm" svg:y1="36.35cm" svg:x2="17.4cm" svg:y2="34.7cm">
          <text:p/>
        </draw:line>
        <draw:line draw:style-name="gr78" draw:text-style-name="P3" draw:layer="layout" svg:x1="16.5cm" svg:y1="35.85cm" svg:x2="17.401cm" svg:y2="34.7cm">
          <text:p/>
        </draw:line>
        <draw:line draw:style-name="gr78" draw:text-style-name="P3" draw:layer="layout" svg:x1="16.5cm" svg:y1="35.35cm" svg:x2="17.402cm" svg:y2="34.7cm">
          <text:p/>
        </draw:line>
        <draw:line draw:style-name="gr78" draw:text-style-name="P3" draw:layer="layout" svg:x1="16.5cm" svg:y1="34.75cm" svg:x2="17.402cm" svg:y2="34.7cm">
          <text:p/>
        </draw:line>
        <draw:line draw:style-name="gr78" draw:text-style-name="P3" draw:layer="layout" svg:x1="16.5cm" svg:y1="34.25cm" svg:x2="17.402cm" svg:y2="34.701cm">
          <text:p/>
        </draw:line>
        <draw:line draw:style-name="gr78" draw:text-style-name="P3" draw:layer="layout" svg:x1="16.5cm" svg:y1="33.75cm" svg:x2="17.402cm" svg:y2="34.702cm">
          <text:p/>
        </draw:line>
        <draw:line draw:style-name="gr78" draw:text-style-name="P3" draw:layer="layout" svg:x1="16.5cm" svg:y1="33.25cm" svg:x2="17.402cm" svg:y2="34.703cm">
          <text:p/>
        </draw:line>
        <draw:custom-shape draw:style-name="gr79" draw:text-style-name="P26" draw:layer="layout" svg:width="0.6cm" svg:height="0.399cm" svg:x="17.3cm" svg:y="34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78" draw:text-style-name="P3" draw:layer="layout" svg:x1="17.6cm" svg:y1="34.5cm" svg:x2="17.6cm" svg:y2="34.2cm">
          <text:p/>
        </draw:line>
        <draw:custom-shape draw:style-name="gr80" draw:text-style-name="P23" draw:layer="layout" svg:width="1.1cm" svg:height="0.412cm" svg:x="25.8cm" svg:y="30.388cm">
          <text:p text:style-name="P20"><text:span text:style-name="T7">Que</text:span><text:span text:style-name="T7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3" draw:layer="layout" svg:x1="25.1cm" svg:y1="30.6cm" svg:x2="25.8cm" svg:y2="30.6cm">
          <text:p/>
        </draw:line>
        <draw:custom-shape draw:style-name="gr80" draw:text-style-name="P23" draw:layer="layout" svg:width="1.1cm" svg:height="0.412cm" svg:x="25.8cm" svg:y="31.2cm">
          <text:p text:style-name="P20"><text:span text:style-name="T7">Queu</text:span><text:span text:style-name="T7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3" draw:layer="layout" svg:x1="26.9cm" svg:y1="30.6cm" svg:x2="27.6cm" svg:y2="30.8cm">
          <text:p/>
        </draw:line>
        <draw:line draw:style-name="gr37" draw:text-style-name="P3" draw:layer="layout" svg:x1="26.9cm" svg:y1="31.4cm" svg:x2="27.6cm" svg:y2="30.8cm">
          <text:p/>
        </draw:line>
        <draw:line draw:style-name="gr37" draw:text-style-name="P3" draw:layer="layout" svg:x1="26.9cm" svg:y1="30.6cm" svg:x2="27.6cm" svg:y2="32.3cm">
          <text:p/>
        </draw:line>
        <draw:line draw:style-name="gr37" draw:text-style-name="P3" draw:layer="layout" svg:x1="26.9cm" svg:y1="31.4cm" svg:x2="27.6cm" svg:y2="32.3cm">
          <text:p/>
        </draw:line>
        <draw:line draw:style-name="gr39" draw:text-style-name="P3" draw:layer="layout" svg:x1="29cm" svg:y1="30.5cm" svg:x2="29.5cm" svg:y2="31.55cm">
          <text:p/>
        </draw:line>
        <draw:line draw:style-name="gr39" draw:text-style-name="P3" draw:layer="layout" svg:x1="29cm" svg:y1="32cm" svg:x2="29.5cm" svg:y2="31.55cm">
          <text:p/>
        </draw:line>
        <draw:custom-shape draw:style-name="gr81" draw:text-style-name="P26" draw:layer="layout" svg:width="0.399cm" svg:height="0.199cm" svg:x="21.301cm" svg:y="25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4" draw:layer="layout" svg:x1="21.5cm" svg:y1="25.5cm" svg:x2="21.5cm" svg:y2="25.2cm">
          <text:p/>
        </draw:line>
        <draw:custom-shape draw:style-name="gr82" draw:text-style-name="P42" draw:layer="layout" svg:width="1.7cm" svg:height="0.3cm" svg:x="24.1cm" svg:y="25.5cm">
          <text:p text:style-name="P37"><text:span text:style-name="T9">AXI4 Ctrl </text:span><text:span text:style-name="T9">Regs</text:span></text:p>
          <draw:enhanced-geometry svg:viewBox="0 0 21600 21600" draw:type="rectangle" draw:enhanced-path="M 0 0 L 21600 0 21600 21600 0 21600 0 0 Z N"/>
        </draw:custom-shape>
        <draw:line draw:style-name="gr83" draw:text-style-name="P3" draw:layer="layout" svg:x1="25.8cm" svg:y1="25.65cm" svg:x2="26.3cm" svg:y2="25.65cm">
          <text:p/>
        </draw:line>
        <draw:line draw:style-name="gr68" draw:text-style-name="P3" draw:layer="layout" svg:x1="16.5cm" svg:y1="36.65cm" svg:x2="17.4cm" svg:y2="33.2cm">
          <text:p/>
        </draw:line>
        <draw:line draw:style-name="gr68" draw:text-style-name="P3" draw:layer="layout" svg:x1="16.5cm" svg:y1="36.15cm" svg:x2="17.4cm" svg:y2="33.2cm">
          <text:p/>
        </draw:line>
        <draw:line draw:style-name="gr68" draw:text-style-name="P3" draw:layer="layout" svg:x1="16.5cm" svg:y1="35.65cm" svg:x2="17.4cm" svg:y2="33.2cm">
          <text:p/>
        </draw:line>
        <draw:line draw:style-name="gr68" draw:text-style-name="P3" draw:layer="layout" svg:x1="16.5cm" svg:y1="35.15cm" svg:x2="17.4cm" svg:y2="33.2cm">
          <text:p/>
        </draw:line>
        <draw:line draw:style-name="gr68" draw:text-style-name="P3" draw:layer="layout" svg:x1="16.5cm" svg:y1="34.55cm" svg:x2="17.4cm" svg:y2="33.2cm">
          <text:p/>
        </draw:line>
        <draw:line draw:style-name="gr68" draw:text-style-name="P3" draw:layer="layout" svg:x1="16.5cm" svg:y1="34.05cm" svg:x2="17.4cm" svg:y2="33.2cm">
          <text:p/>
        </draw:line>
        <draw:line draw:style-name="gr68" draw:text-style-name="P3" draw:layer="layout" svg:x1="16.5cm" svg:y1="33.55cm" svg:x2="17.4cm" svg:y2="33.2cm">
          <text:p/>
        </draw:line>
        <draw:line draw:style-name="gr68" draw:text-style-name="P3" draw:layer="layout" svg:x1="16.498cm" svg:y1="33cm" svg:x2="17.4cm" svg:y2="33.2cm">
          <text:p/>
        </draw:line>
        <draw:line draw:style-name="gr68" draw:text-style-name="P3" draw:layer="layout" svg:x1="14.05cm" svg:y1="33.4cm" svg:x2="14.6cm" svg:y2="32.7cm">
          <text:p/>
        </draw:line>
        <draw:line draw:style-name="gr76" draw:text-style-name="P3" draw:layer="layout" svg:x1="16.8cm" svg:y1="32.7cm" svg:x2="17.4cm" svg:y2="33.2cm">
          <text:p/>
        </draw:line>
        <draw:line draw:style-name="gr68" draw:text-style-name="P3" draw:layer="layout" svg:x1="17.598cm" svg:y1="33.7cm" svg:x2="17.6cm" svg:y2="33.4cm">
          <text:p/>
        </draw:line>
        <draw:line draw:style-name="gr68" draw:text-style-name="P3" draw:layer="layout" svg:x1="17.9cm" svg:y1="33.2cm" svg:x2="18.3cm" svg:y2="33.2cm">
          <text:p/>
        </draw:line>
        <draw:line draw:style-name="gr4" draw:text-style-name="P3" draw:layer="layout" svg:x1="30.6cm" svg:y1="26.9cm" svg:x2="31cm" svg:y2="27.1cm">
          <text:p/>
        </draw:line>
        <draw:frame draw:style-name="gr75" draw:text-style-name="P44" draw:layer="layout" svg:width="2.9cm" svg:height="0.798cm" svg:x="22.7cm" svg:y="27.6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84" draw:text-style-name="P45" draw:layer="layout" svg:width="0.399cm" svg:height="0.199cm" svg:x="21.301cm" svg:y="29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85" draw:text-style-name="P26" draw:layer="layout" svg:width="0.4cm" svg:height="0.2cm" svg:x="25.7cm" svg:y="28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86" draw:text-style-name="P47" draw:layer="layout" svg:width="1.5cm" svg:height="0.4cm" svg:x="19.5cm" svg:y="28.3cm">
          <text:p text:style-name="P46"><text:span text:style-name="T10">Ne</text:span><text:span text:style-name="T10">ar </text:span><text:span text:style-name="T10">TC</text:span><text:span text:style-name="T10">A</text:span><text:span text:style-name="T10">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8" draw:layer="layout" svg:width="0.4cm" svg:height="0.2cm" svg:x="21.3cm" svg:y="28.5cm">
          <text:p text:style-name="P27"><text:span text:style-name="T8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cm" svg:y1="28.6cm" svg:x2="21.3cm" svg:y2="28.6cm">
          <text:p/>
        </draw:line>
        <draw:line draw:style-name="gr5" draw:text-style-name="P4" draw:layer="layout" svg:x1="21.5cm" svg:y1="28.7cm" svg:x2="21.5cm" svg:y2="29cm">
          <text:p/>
        </draw:line>
        <draw:line draw:style-name="gr5" draw:text-style-name="P4" draw:layer="layout" svg:x1="21.4cm" svg:y1="28.5cm" svg:x2="21.2cm" svg:y2="28.4cm">
          <text:p/>
        </draw:line>
        <draw:line draw:style-name="gr9" draw:text-style-name="P4" draw:layer="layout" svg:x1="21.2cm" svg:y1="28.4cm" svg:x2="21cm" svg:y2="28.4cm">
          <text:p/>
        </draw:line>
        <draw:custom-shape draw:style-name="gr88" draw:text-style-name="P26" draw:layer="layout" svg:width="0.399cm" svg:height="0.199cm" svg:x="30.401cm" svg:y="26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89" draw:text-style-name="P49" draw:layer="layout" svg:x1="31.6cm" svg:y1="26.35cm" svg:x2="26.9cm" svg:y2="26.35cm">
          <text:p/>
        </draw:line>
        <draw:line draw:style-name="gr90" draw:text-style-name="P49" draw:layer="layout" svg:x1="31.5cm" svg:y1="26.05cm" svg:x2="31.6cm" svg:y2="26.05cm">
          <text:p/>
        </draw:line>
        <draw:line draw:style-name="gr90" draw:text-style-name="P49" draw:layer="layout" svg:x1="31.6cm" svg:y1="26.05cm" svg:x2="31.6cm" svg:y2="26.35cm">
          <text:p/>
        </draw:line>
        <draw:custom-shape draw:style-name="gr91" draw:text-style-name="P50" draw:layer="layout" svg:width="0.9cm" svg:height="0.8cm" svg:x="12.4cm" svg:y="36cm">
          <text:p text:style-name="P37"><text:span text:style-name="T9">far</text:span></text:p>
          <text:p text:style-name="P37"><text:span text:style-name="T9">TC</text:span><text:span text:style-name="T9">A</text:span><text:span text:style-name="T9">Ms</text:span></text:p>
          <draw:enhanced-geometry svg:viewBox="0 0 21600 21600" draw:type="rectangle" draw:enhanced-path="M 0 0 L 21600 0 21600 21600 0 21600 0 0 Z N"/>
        </draw:custom-shape>
        <draw:custom-shape draw:style-name="gr92" draw:text-style-name="P51" draw:layer="layout" svg:width="0.598cm" svg:height="0.399cm" svg:x="14.603cm" svg:y="36cm">
          <text:p text:style-name="P37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3" draw:text-style-name="P51" draw:layer="layout" svg:width="0.598cm" svg:height="0.401cm" svg:x="14.601cm" svg:y="36.399cm">
          <text:p text:style-name="P37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4" draw:text-style-name="P52" draw:layer="layout" svg:width="0.6cm" svg:height="0.5cm" svg:x="15.898cm" svg:y="33.8cm">
          <text:p text:style-name="P20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0.5cm" svg:height="0.3cm" svg:x="13.599cm" svg:y="36.243cm">
          <text:p text:style-name="P39"><text:span text:style-name="T9">Xb</text:span><text:span text:style-name="T9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96" draw:text-style-name="P3" draw:layer="layout" svg:x1="13.301cm" svg:y1="36.4cm" svg:x2="13.6cm" svg:y2="36.4cm">
          <text:p/>
        </draw:line>
        <draw:line draw:style-name="gr96" draw:text-style-name="P3" draw:layer="layout" svg:x1="14.1cm" svg:y1="36.4cm" svg:x2="14.6cm" svg:y2="36.2cm">
          <text:p/>
        </draw:line>
        <draw:line draw:style-name="gr96" draw:text-style-name="P3" draw:layer="layout" svg:x1="14.101cm" svg:y1="36.4cm" svg:x2="14.6cm" svg:y2="36.6cm">
          <text:p/>
        </draw:line>
        <draw:line draw:style-name="gr96" draw:text-style-name="P3" draw:layer="layout" svg:x1="15.199cm" svg:y1="36.2cm" svg:x2="15.9cm" svg:y2="34.75cm">
          <text:p/>
        </draw:line>
        <draw:line draw:style-name="gr96" draw:text-style-name="P3" draw:layer="layout" svg:x1="15.2cm" svg:y1="36.6cm" svg:x2="15.9cm" svg:y2="36.85cm">
          <text:p/>
        </draw:line>
        <draw:line draw:style-name="gr96" draw:text-style-name="P3" draw:layer="layout" svg:x1="15.2cm" svg:y1="36.6cm" svg:x2="15.9cm" svg:y2="36.35cm">
          <text:p/>
        </draw:line>
        <draw:line draw:style-name="gr96" draw:text-style-name="P3" draw:layer="layout" svg:x1="15.201cm" svg:y1="36.6cm" svg:x2="15.9cm" svg:y2="35.85cm">
          <text:p/>
        </draw:line>
        <draw:line draw:style-name="gr96" draw:text-style-name="P3" draw:layer="layout" svg:x1="15.202cm" svg:y1="36.6cm" svg:x2="15.9cm" svg:y2="35.35cm">
          <text:p/>
        </draw:line>
        <draw:line draw:style-name="gr96" draw:text-style-name="P3" draw:layer="layout" svg:x1="15.2cm" svg:y1="36.2cm" svg:x2="15.9cm" svg:y2="34.25cm">
          <text:p/>
        </draw:line>
        <draw:line draw:style-name="gr96" draw:text-style-name="P3" draw:layer="layout" svg:x1="15.2cm" svg:y1="36.15cm" svg:x2="15.9cm" svg:y2="33.75cm">
          <text:p/>
        </draw:line>
        <draw:line draw:style-name="gr96" draw:text-style-name="P3" draw:layer="layout" svg:x1="15.15cm" svg:y1="36.1cm" svg:x2="15.9cm" svg:y2="33.25cm">
          <text:p/>
        </draw:line>
        <draw:line draw:style-name="gr97" draw:text-style-name="P3" draw:layer="layout" svg:x1="29.8cm" svg:y1="26.05cm" svg:x2="30.6cm" svg:y2="26.05cm">
          <text:p/>
        </draw:line>
        <draw:line draw:style-name="gr4" draw:text-style-name="P3" draw:layer="layout" svg:x1="30.25cm" svg:y1="26.55cm" svg:x2="30.5cm" svg:y2="26.7cm">
          <text:p/>
        </draw:line>
        <draw:custom-shape draw:style-name="gr98" draw:text-style-name="P26" draw:layer="layout" svg:width="0.399cm" svg:height="0.199cm" svg:x="29.901cm" svg:y="26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" draw:text-style-name="P2" draw:layer="layout" svg:x1="30.2cm" svg:y1="27.2cm" svg:x2="30.5cm" svg:y2="26.9cm">
          <text:p/>
        </draw:line>
        <draw:line draw:style-name="gr3" draw:text-style-name="P2" draw:layer="layout" svg:x1="26.9cm" svg:y1="27.2cm" svg:x2="30.2cm" svg:y2="27.2cm">
          <text:p/>
        </draw:line>
        <draw:line draw:style-name="gr9" draw:text-style-name="P4" draw:layer="layout" svg:x1="22.1cm" svg:y1="28.8cm" svg:x2="22.7cm" svg:y2="28.8cm">
          <text:p/>
        </draw:line>
        <draw:line draw:style-name="gr99" draw:text-style-name="P3" draw:layer="layout" svg:x1="22.1cm" svg:y1="26.7cm" svg:x2="22.7cm" svg:y2="26.7cm">
          <text:p/>
        </draw:line>
        <draw:line draw:style-name="gr99" draw:text-style-name="P3" draw:layer="layout" svg:x1="22.1cm" svg:y1="28.3cm" svg:x2="22.7cm" svg:y2="28.3cm">
          <text:p/>
        </draw:line>
        <draw:line draw:style-name="gr99" draw:text-style-name="P3" draw:layer="layout" svg:x1="22.1cm" svg:y1="27.5cm" svg:x2="22.7cm" svg:y2="27.5cm">
          <text:p/>
        </draw:line>
        <draw:line draw:style-name="gr99" draw:text-style-name="P3" draw:layer="layout" svg:x1="22.1cm" svg:y1="29.1cm" svg:x2="22.7cm" svg:y2="29.1cm">
          <text:p/>
        </draw:line>
        <draw:line draw:style-name="gr100" draw:text-style-name="P3" draw:layer="layout" svg:x1="21.65cm" svg:y1="27.7cm" svg:x2="22.1cm" svg:y2="27.5cm">
          <text:p/>
        </draw:line>
        <draw:line draw:style-name="gr100" draw:text-style-name="P3" draw:layer="layout" svg:x1="21.65cm" svg:y1="27.7cm" svg:x2="22.1cm" svg:y2="26.7cm">
          <text:p/>
        </draw:line>
        <draw:line draw:style-name="gr100" draw:text-style-name="P3" draw:layer="layout" svg:x1="21.65cm" svg:y1="27.7cm" svg:x2="22.1cm" svg:y2="28.3cm">
          <text:p/>
        </draw:line>
        <draw:line draw:style-name="gr100" draw:text-style-name="P3" draw:layer="layout" svg:x1="21.65cm" svg:y1="27.7cm" svg:x2="22.1cm" svg:y2="29.1cm">
          <text:p/>
        </draw:line>
        <draw:line draw:style-name="gr100" draw:text-style-name="P3" draw:layer="layout" svg:x1="21.3cm" svg:y1="27.2cm" svg:x2="21.5cm" svg:y2="27.2cm">
          <text:p/>
        </draw:line>
        <draw:line draw:style-name="gr4" draw:text-style-name="P3" draw:layer="layout" svg:x1="21.5cm" svg:y1="27.2cm" svg:x2="21.5cm" svg:y2="27.6cm">
          <text:p/>
        </draw:line>
        <draw:custom-shape draw:style-name="gr101" draw:text-style-name="P26" draw:layer="layout" svg:width="0.399cm" svg:height="0.199cm" svg:x="21.301cm" svg:y="27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4" draw:layer="layout" svg:x1="22.1cm" svg:y1="25.9cm" svg:x2="21.7cm" svg:y2="25.6cm">
          <text:p/>
        </draw:line>
        <draw:line draw:style-name="gr102" draw:text-style-name="P4" draw:layer="layout" svg:x1="25.9cm" svg:y1="28.9cm" svg:x2="25.7cm" svg:y2="25.9cm">
          <text:p/>
        </draw:line>
        <draw:line draw:style-name="gr103" draw:text-style-name="P4" draw:layer="layout" svg:x1="25.7cm" svg:y1="25.9cm" svg:x2="22.1cm" svg:y2="25.9cm">
          <text:p/>
        </draw:line>
        <draw:custom-shape draw:style-name="gr94" draw:text-style-name="P52" draw:layer="layout" svg:width="0.6cm" svg:height="0.5cm" svg:x="15.898cm" svg:y="35.9cm">
          <text:p text:style-name="P20"><text:span text:style-name="T7">...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.1cm" svg:x="33.6cm" svg:y="20.4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1" draw:text-style-name="P1" draw:layer="layout" svg:width="1.8cm" svg:height="1.3cm" svg:x="35.9cm" svg:y="20.2cm">
          <draw:image xlink:href="Pictures/200026DB0000363B0000244372C34C7FA72B3158.svm" xlink:type="simple" xlink:show="embed" xlink:actuate="onLoad" loext:mime-type="image/x-svm">
            <text:p/>
          </draw:image>
          <draw:image xlink:href="Pictures/100002000000020D0000015F29DEEFB8F989A5C5.png" xlink:type="simple" xlink:show="embed" xlink:actuate="onLoad" loext:mime-type="image/png"/>
        </draw:frame>
        <draw:line draw:style-name="gr97" draw:text-style-name="P3" draw:layer="layout" svg:x1="32.6cm" svg:y1="26.05cm" svg:x2="32.7cm" svg:y2="26.05cm">
          <text:p/>
        </draw:line>
        <draw:line draw:style-name="gr97" draw:text-style-name="P3" draw:layer="layout" svg:x1="32.7cm" svg:y1="26.05cm" svg:x2="32.7cm" svg:y2="26.5cm">
          <text:p/>
        </draw:line>
        <draw:line draw:style-name="gr104" draw:text-style-name="P3" draw:layer="layout" svg:x1="32.6cm" svg:y1="25.75cm" svg:x2="32.8cm" svg:y2="25.75cm">
          <text:p/>
        </draw:line>
        <draw:line draw:style-name="gr104" draw:text-style-name="P3" draw:layer="layout" svg:x1="32.8cm" svg:y1="25.75cm" svg:x2="32.8cm" svg:y2="25.6cm">
          <text:p/>
        </draw:line>
        <draw:line draw:style-name="gr56" draw:text-style-name="P3" draw:layer="layout" svg:x1="32.6cm" svg:y1="25.9cm" svg:x2="33cm" svg:y2="25.9cm">
          <text:p/>
        </draw:line>
        <draw:frame draw:style-name="gr1" draw:text-style-name="P1" draw:layer="layout" svg:width="2.1cm" svg:height="2.5cm" svg:x="28.2cm" svg:y="19.2cm">
          <draw:image xlink:href="Pictures/200030530000363B00003F9B668955A9B361D0C0.svm" xlink:type="simple" xlink:show="embed" xlink:actuate="onLoad" loext:mime-type="image/x-svm">
            <text:p/>
          </draw:image>
          <draw:image xlink:href="Pictures/100002000000020D00000267C83BBF357C47DD4B.png" xlink:type="simple" xlink:show="embed" xlink:actuate="onLoad" loext:mime-type="image/png"/>
        </draw:frame>
        <draw:frame draw:style-name="gr75" draw:text-style-name="P44" draw:layer="layout" svg:width="0.6cm" svg:height="0.4cm" svg:x="29.2cm" svg:y="25.7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frame draw:style-name="gr75" draw:text-style-name="P44" draw:layer="layout" svg:width="0.695cm" svg:height="0.45cm" svg:x="31.905cm" svg:y="25.65cm">
          <draw:image xlink:href="Pictures/200026DB0000363B0000244372C34C7FA72B3158.svm" xlink:type="simple" xlink:show="embed" xlink:actuate="onLoad" loext:mime-type="image/x-svm">
            <text:p/>
          </draw:image>
          <draw:image xlink:href="Pictures/100002000000020D0000015F29DEEFB8F989A5C5.png" xlink:type="simple" xlink:show="embed" xlink:actuate="onLoad" loext:mime-type="image/png"/>
        </draw:frame>
        <draw:frame draw:style-name="gr75" draw:text-style-name="P44" draw:layer="layout" svg:width="0.6cm" svg:height="0.4cm" svg:x="30.9cm" svg:y="25.7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75" draw:text-style-name="P44" draw:layer="layout" svg:width="2.9cm" svg:height="0.8cm" svg:x="22.7cm" svg:y="26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75" draw:text-style-name="P44" draw:layer="layout" svg:width="2.9cm" svg:height="0.8cm" svg:x="22.7cm" svg:y="26.8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75" draw:text-style-name="P44" draw:layer="layout" svg:width="2.9cm" svg:height="0.8cm" svg:x="22.7cm" svg:y="28.4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75" draw:text-style-name="P44" draw:layer="layout" svg:width="1.5cm" svg:height="1.8cm" svg:x="19.8cm" svg:y="25.9cm">
          <draw:image xlink:href="Pictures/200030530000363B00003F9B668955A9B361D0C0.svm" xlink:type="simple" xlink:show="embed" xlink:actuate="onLoad" loext:mime-type="image/x-svm">
            <text:p/>
          </draw:image>
          <draw:image xlink:href="Pictures/100002000000020D00000267C83BBF357C47DD4B.png" xlink:type="simple" xlink:show="embed" xlink:actuate="onLoad" loext:mime-type="image/png"/>
        </draw:frame>
        <draw:frame draw:style-name="gr75" draw:text-style-name="P44" draw:layer="layout" svg:width="1.4cm" svg:height="1.5cm" svg:x="19.8cm" svg:y="31.5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1.4cm" svg:height="1.5cm" svg:x="23.7cm" svg:y="31.5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1.4cm" svg:height="1.5cm" svg:x="23.7cm" svg:y="30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1.4cm" svg:height="1.5cm" svg:x="23.7cm" svg:y="33.4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1.4cm" svg:height="1.5cm" svg:x="27.6cm" svg:y="31.5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1.4cm" svg:height="1.5cm" svg:x="27.6cm" svg:y="30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0.6cm" svg:height="0.495cm" svg:x="15.9cm" svg:y="32.8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0.6cm" svg:height="0.495cm" svg:x="15.9cm" svg:y="33.301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0.6cm" svg:height="0.495cm" svg:x="15.9cm" svg:y="34.302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0.6cm" svg:height="0.495cm" svg:x="15.9cm" svg:y="34.903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0.6cm" svg:height="0.495cm" svg:x="15.9cm" svg:y="35.404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75" draw:text-style-name="P44" draw:layer="layout" svg:width="0.6cm" svg:height="0.495cm" svg:x="15.9cm" svg:y="36.404cm">
          <draw:image xlink:href="Pictures/2000F09500001B1100001D69C6C5C146D2A8C2B0.svm" xlink:type="simple" xlink:show="embed" xlink:actuate="onLoad" loext:mime-type="image/x-svm">
            <text:p/>
          </draw:image>
          <draw:image xlink:href="Pictures/10000200000001060000011D6364802432E03599.png" xlink:type="simple" xlink:show="embed" xlink:actuate="onLoad" loext:mime-type="image/png"/>
        </draw:frame>
        <draw:frame draw:style-name="gr1" draw:text-style-name="P1" draw:layer="layout" svg:width="4.414cm" svg:height="1.414cm" svg:x="31.086cm" svg:y="18.38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path draw:style-name="gr105" draw:text-style-name="P3" draw:layer="layout" svg:width="1.021cm" svg:height="0.609cm" draw:transform="skewX (0.504051087975962) rotate (-1.90258341759902) translate (31.1cm 19.5cm)" svg:viewBox="0 0 1022 610" svg:d="M0 0c169 189 649 246 1022 610">
          <text:p/>
        </draw:path>
        <draw:path draw:style-name="gr105" draw:text-style-name="P3" draw:layer="layout" svg:width="1.68cm" svg:height="0.758cm" draw:transform="skewX (0.585557964044097) rotate (-1.87221468861432) translate (32.1cm 19.8cm)" svg:viewBox="0 0 1681 759" svg:d="M0 0c329 69 1905 1365 1654 408">
          <text:p/>
        </draw:path>
        <draw:path draw:style-name="gr106" draw:text-style-name="P3" draw:layer="layout" svg:width="0.33cm" svg:height="0.661cm" draw:transform="skewX (0.585557964044097) rotate (-1.87221468861432) translate (35.9cm 21.1cm)" svg:viewBox="0 0 331 662" svg:d="M331 662c-279-286 41-280-331-662">
          <text:p/>
        </draw:path>
        <draw:path draw:style-name="gr106" draw:text-style-name="P3" draw:layer="layout" svg:width="0.348cm" svg:height="0.654cm" draw:transform="skewX (0.585557964044097) rotate (-1.87221468861432) translate (33.6cm 21.1cm)" svg:viewBox="0 0 349 655" svg:d="M349 655c-279-287 23-273-349-655">
          <text:p/>
        </draw:path>
        <draw:path draw:style-name="gr106" draw:text-style-name="P3" draw:layer="layout" svg:width="0.519cm" svg:height="1.37cm" draw:transform="skewX (0.585557964044097) rotate (-1.87221468861432) translate (31.3708949055416cm 20.871962192977cm)" svg:viewBox="0 0 520 1371" svg:d="M108 1371c-512-526 1014-464 131-1371">
          <text:p/>
        </draw:path>
        <draw:path draw:style-name="gr105" draw:text-style-name="P3" draw:layer="layout" svg:width="1.008cm" svg:height="0.659cm" draw:transform="skewX (0.585557964044097) rotate (-1.87221468861432) translate (31.1cm 19.3cm)" svg:viewBox="0 0 1009 660" svg:d="M1009 660c-279-286-730-374-1009-660">
          <text:p/>
        </draw:path>
        <draw:path draw:style-name="gr105" draw:text-style-name="P3" draw:layer="layout" svg:width="1.868cm" svg:height="0.52cm" draw:transform="skewX (0.585557964044098) rotate (-1.87221468861432) translate (31.25cm 19.8cm)" svg:viewBox="0 0 1869 521" svg:d="M0 0c920 299 1438 294 1869 521">
          <text:p/>
        </draw:path>
        <draw:path draw:style-name="gr105" draw:text-style-name="P3" draw:layer="layout" svg:width="1.503cm" svg:height="0.641cm" draw:transform="skewX (0.585557964044098) rotate (-1.87221468861432) translate (34.2cm 19.8cm)" svg:viewBox="0 0 1504 642" svg:d="M0 0c536 120 1728 1236 1468 217">
          <text:p/>
        </draw:path>
        <draw:path draw:style-name="gr107" draw:text-style-name="P3" draw:layer="layout" svg:width="0.999cm" svg:height="1.149cm" svg:x="34.9cm" svg:y="19.8cm" svg:viewBox="0 0 1000 1150" svg:d="M0 0c50 150 250 150 500 250 400 100 50 750 500 900">
          <text:p/>
        </draw:path>
        <draw:path draw:style-name="gr108" draw:text-style-name="P3" draw:layer="layout" svg:width="6.899cm" svg:height="0.799cm" svg:x="30.3cm" svg:y="21.2cm" svg:viewBox="0 0 6900 800" svg:d="M6900 300c0 400-4150 500-5100 500-1300 0-1300-350-1800-800">
          <text:p/>
        </draw:path>
        <draw:path draw:style-name="gr105" draw:text-style-name="P3" draw:layer="layout" svg:width="2.311cm" svg:height="0.584cm" draw:transform="skewX (0.620115483233585) rotate (-1.85947378507476) translate (31.4cm 19.8cm)" svg:viewBox="0 0 2312 585" svg:d="M2312 585c-278-275-1021-185-2312-585">
          <text:p/>
        </draw:path>
        <draw:path draw:style-name="gr105" draw:text-style-name="P3" draw:layer="layout" svg:width="0.339cm" svg:height="1.065cm" draw:transform="skewX (0.585557964044098) rotate (-1.87221468861432) translate (33.1078706429196cm 20.4689289232357cm)" svg:viewBox="0 0 340 1066" svg:d="M313 20c-742-171 74 828 24 1046">
          <text:p/>
        </draw:path>
        <draw:path draw:style-name="gr105" draw:text-style-name="P3" draw:layer="layout" svg:width="0.417cm" svg:height="1.155cm" draw:transform="skewX (0.585557964044098) rotate (-1.87221468861432) translate (35.4485416728369cm 20.4805898958984cm)" svg:viewBox="0 0 418 1156" svg:d="M337 55c-839-322 164 868 76 1101">
          <text:p/>
        </draw:path>
        <draw:path draw:style-name="gr109" draw:text-style-name="P3" draw:layer="layout" svg:width="2.578cm" svg:height="0.699cm" svg:x="35.2cm" svg:y="19.8cm" svg:viewBox="0 0 2579 700" svg:d="M0 0c50 150 601 312 950 300 1500-49 1800-50 1550 400">
          <text:p/>
        </draw:path>
        <draw:path draw:style-name="gr108" draw:text-style-name="P3" draw:layer="layout" svg:width="6.165cm" svg:height="0.85cm" svg:x="31.034cm" svg:y="21.15cm" svg:viewBox="0 0 6166 851" svg:d="M6166 351c0 400-4150 500-5100 500-1300 0-1200-751-800-851">
          <text:p/>
        </draw:path>
        <draw:path draw:style-name="gr106" draw:text-style-name="P3" draw:layer="layout" svg:width="2.464cm" svg:height="0.638cm" draw:transform="skewX (0.597600735882858) rotate (-1.86767683255913) translate (31.5cm 19.8cm)" svg:viewBox="0 0 2465 639" svg:d="M2465 639c-297-300-1089-202-2465-639">
          <text:p/>
        </draw:path>
        <draw:path draw:style-name="gr106" draw:text-style-name="P3" draw:layer="layout" svg:width="1.026cm" svg:height="0.609cm" draw:transform="skewX (0.507018147704353) rotate (-1.90083808834702) translate (31.105cm 19.597cm)" svg:viewBox="0 0 1027 610" svg:d="M0 0c170 189 652 246 1027 610">
          <text:p/>
        </draw:path>
        <draw:path draw:style-name="gr110" draw:text-style-name="P3" draw:layer="layout" svg:width="2.496cm" svg:height="0.794cm" svg:x="35.404cm" svg:y="19.805cm" svg:viewBox="0 0 2497 795" svg:d="M0 0c50 150 647 157 996 145 1500-49 1750 150 1300 65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1-04T11:00:01.320967962</dc:date>
    <meta:editing-duration>P1DT14H21M46S</meta:editing-duration>
    <meta:editing-cycles>153</meta:editing-cycles>
    <meta:generator>LibreOffice/6.4.7.2$Linux_X86_64 LibreOffice_project/40$Build-2</meta:generator>
    <meta:document-statistic meta:object-count="371"/>
  </office:meta>
</office:document-meta>
</file>